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a4b" officeooo:paragraph-rsid="00023a4b"/>
    </style:style>
    <style:style style:name="P2" style:family="paragraph" style:parent-style-name="Standard">
      <style:text-properties officeooo:rsid="00023a4b" officeooo:paragraph-rsid="0003674a"/>
    </style:style>
    <style:style style:name="P3" style:family="paragraph" style:parent-style-name="Standard">
      <style:text-properties officeooo:rsid="00023a4b" officeooo:paragraph-rsid="0005781a"/>
    </style:style>
    <style:style style:name="P4" style:family="paragraph" style:parent-style-name="Standard">
      <style:paragraph-properties fo:text-align="start" style:justify-single-word="false"/>
      <style:text-properties officeooo:paragraph-rsid="00023a4b"/>
    </style:style>
    <style:style style:name="P5" style:family="paragraph" style:parent-style-name="Standard">
      <style:paragraph-properties fo:text-align="start" style:justify-single-word="false"/>
      <style:text-properties officeooo:paragraph-rsid="000fbb7e"/>
    </style:style>
    <style:style style:name="P6" style:family="paragraph" style:parent-style-name="Standard">
      <style:paragraph-properties fo:text-align="start" style:justify-single-word="false"/>
      <style:text-properties officeooo:paragraph-rsid="0016a3ff"/>
    </style:style>
    <style:style style:name="P7" style:family="paragraph" style:parent-style-name="Standard">
      <style:paragraph-properties fo:text-align="start" style:justify-single-word="false"/>
      <style:text-properties officeooo:paragraph-rsid="0018bb76"/>
    </style:style>
    <style:style style:name="P8" style:family="paragraph" style:parent-style-name="Standard">
      <style:text-properties officeooo:paragraph-rsid="00023a4b"/>
    </style:style>
    <style:style style:name="P9" style:family="paragraph" style:parent-style-name="Standard">
      <style:text-properties fo:color="#2a6099" officeooo:rsid="00023a4b" officeooo:paragraph-rsid="00023a4b"/>
    </style:style>
    <style:style style:name="P10" style:family="paragraph" style:parent-style-name="Standard">
      <style:text-properties fo:color="#2a6099" officeooo:rsid="00023a4b" officeooo:paragraph-rsid="0004e11a"/>
    </style:style>
    <style:style style:name="P11" style:family="paragraph" style:parent-style-name="Standard">
      <style:text-properties fo:color="#2a6099" fo:font-style="italic" officeooo:rsid="00023a4b" officeooo:paragraph-rsid="00023a4b" style:font-style-asian="italic" style:font-style-complex="italic"/>
    </style:style>
    <style:style style:name="P12" style:family="paragraph" style:parent-style-name="Standard">
      <style:text-properties fo:color="#2a6099" fo:font-style="italic" officeooo:rsid="00023a4b" officeooo:paragraph-rsid="0003674a" style:font-style-asian="italic" style:font-style-complex="italic"/>
    </style:style>
    <style:style style:name="P13" style:family="paragraph" style:parent-style-name="Standard">
      <style:text-properties fo:color="#2a6099" fo:font-style="italic" officeooo:rsid="00023a4b" officeooo:paragraph-rsid="0005781a" style:font-style-asian="italic" style:font-style-complex="italic"/>
    </style:style>
    <style:style style:name="P14" style:family="paragraph" style:parent-style-name="Standard">
      <style:text-properties fo:color="#2a6099" fo:font-style="italic" officeooo:rsid="00023a4b" officeooo:paragraph-rsid="0006aab0" style:font-style-asian="italic" style:font-style-complex="italic"/>
    </style:style>
    <style:style style:name="P15" style:family="paragraph" style:parent-style-name="Standard">
      <style:text-properties fo:color="#2a6099" fo:font-style="italic" officeooo:rsid="00023a4b" officeooo:paragraph-rsid="000811d6" style:font-style-asian="italic" style:font-style-complex="italic"/>
    </style:style>
    <style:style style:name="P16" style:family="paragraph" style:parent-style-name="Standard">
      <style:text-properties fo:color="#2a6099" fo:font-style="italic" officeooo:rsid="00023a4b" officeooo:paragraph-rsid="000eeece" style:font-style-asian="italic" style:font-style-complex="italic"/>
    </style:style>
    <style:style style:name="P17" style:family="paragraph" style:parent-style-name="Standard">
      <style:text-properties fo:color="#2a6099" fo:font-style="italic" officeooo:rsid="00023a4b" officeooo:paragraph-rsid="000f1a3b" style:font-style-asian="italic" style:font-style-complex="italic"/>
    </style:style>
    <style:style style:name="P18" style:family="paragraph" style:parent-style-name="Standard">
      <style:text-properties fo:color="#2a6099" fo:font-style="italic" officeooo:rsid="00023a4b" officeooo:paragraph-rsid="00120784" style:font-style-asian="italic" style:font-style-complex="italic"/>
    </style:style>
    <style:style style:name="P19" style:family="paragraph" style:parent-style-name="Standard">
      <style:text-properties fo:color="#2a6099" fo:font-style="italic" officeooo:rsid="00023a4b" officeooo:paragraph-rsid="001282b8" style:font-style-asian="italic" style:font-style-complex="italic"/>
    </style:style>
    <style:style style:name="P20" style:family="paragraph" style:parent-style-name="Standard">
      <style:text-properties fo:color="#2a6099" fo:font-style="italic" officeooo:rsid="00023a4b" officeooo:paragraph-rsid="001403ec" style:font-style-asian="italic" style:font-style-complex="italic"/>
    </style:style>
    <style:style style:name="P21" style:family="paragraph" style:parent-style-name="Standard">
      <style:text-properties fo:color="#2a6099" fo:font-style="italic" officeooo:rsid="00023a4b" officeooo:paragraph-rsid="0015debb" style:font-style-asian="italic" style:font-style-complex="italic"/>
    </style:style>
    <style:style style:name="P22" style:family="paragraph" style:parent-style-name="Standard">
      <style:text-properties fo:color="#2a6099" fo:font-style="italic" officeooo:rsid="0008d4fa" officeooo:paragraph-rsid="0008d4fa" style:font-style-asian="italic" style:font-style-complex="italic"/>
    </style:style>
    <style:style style:name="P23" style:family="paragraph" style:parent-style-name="Standard">
      <style:text-properties fo:color="#2a6099" fo:font-style="italic" officeooo:rsid="0003674a" officeooo:paragraph-rsid="0003674a" style:font-style-asian="italic" style:font-style-complex="italic"/>
    </style:style>
    <style:style style:name="P24" style:family="paragraph" style:parent-style-name="Standard">
      <style:text-properties fo:color="#2a6099" fo:font-style="italic" officeooo:rsid="0003674a" officeooo:paragraph-rsid="00044608" style:font-style-asian="italic" style:font-style-complex="italic"/>
    </style:style>
    <style:style style:name="P25" style:family="paragraph" style:parent-style-name="Standard">
      <style:text-properties fo:color="#2a6099" fo:font-style="italic" officeooo:rsid="0003674a" officeooo:paragraph-rsid="0005781a" style:font-style-asian="italic" style:font-style-complex="italic"/>
    </style:style>
    <style:style style:name="P26" style:family="paragraph" style:parent-style-name="Standard">
      <style:text-properties fo:color="#2a6099" fo:font-style="italic" officeooo:rsid="00090f41" officeooo:paragraph-rsid="00090f41" style:font-style-asian="italic" style:font-style-complex="italic"/>
    </style:style>
    <style:style style:name="P27" style:family="paragraph" style:parent-style-name="Standard">
      <style:text-properties fo:color="#2a6099" fo:font-style="italic" officeooo:rsid="000ac219" officeooo:paragraph-rsid="000ac219" style:font-style-asian="italic" style:font-style-complex="italic"/>
    </style:style>
    <style:style style:name="P28" style:family="paragraph" style:parent-style-name="Standard">
      <style:text-properties fo:color="#2a6099" fo:font-style="italic" officeooo:rsid="000c059b" officeooo:paragraph-rsid="000c059b" style:font-style-asian="italic" style:font-style-complex="italic"/>
    </style:style>
    <style:style style:name="P29" style:family="paragraph" style:parent-style-name="Standard">
      <style:text-properties fo:color="#2a6099" fo:font-style="italic" officeooo:rsid="000c687a" officeooo:paragraph-rsid="000c687a" style:font-style-asian="italic" style:font-style-complex="italic"/>
    </style:style>
    <style:style style:name="P30" style:family="paragraph" style:parent-style-name="Standard">
      <style:text-properties fo:color="#2a6099" fo:font-style="italic" officeooo:rsid="000d846a" officeooo:paragraph-rsid="000d846a" style:font-style-asian="italic" style:font-style-complex="italic"/>
    </style:style>
    <style:style style:name="P31" style:family="paragraph" style:parent-style-name="Standard">
      <style:text-properties fo:color="#2a6099" fo:font-style="italic" officeooo:rsid="000d846a" officeooo:paragraph-rsid="000eeece" style:font-style-asian="italic" style:font-style-complex="italic"/>
    </style:style>
    <style:style style:name="P32" style:family="paragraph" style:parent-style-name="Standard">
      <style:text-properties fo:color="#2a6099" fo:font-style="italic" officeooo:rsid="000d846a" officeooo:paragraph-rsid="000f1a3b" style:font-style-asian="italic" style:font-style-complex="italic"/>
    </style:style>
    <style:style style:name="P33" style:family="paragraph" style:parent-style-name="Standard">
      <style:text-properties fo:color="#2a6099" fo:font-style="italic" officeooo:rsid="000d846a" officeooo:paragraph-rsid="00120784" style:font-style-asian="italic" style:font-style-complex="italic"/>
    </style:style>
    <style:style style:name="P34" style:family="paragraph" style:parent-style-name="Standard">
      <style:text-properties fo:color="#2a6099" fo:font-style="italic" officeooo:rsid="000d846a" officeooo:paragraph-rsid="00125049" style:font-style-asian="italic" style:font-style-complex="italic"/>
    </style:style>
    <style:style style:name="P35" style:family="paragraph" style:parent-style-name="Standard">
      <style:text-properties fo:color="#2a6099" fo:font-style="italic" officeooo:rsid="000d846a" officeooo:paragraph-rsid="001282b8" style:font-style-asian="italic" style:font-style-complex="italic"/>
    </style:style>
    <style:style style:name="P36" style:family="paragraph" style:parent-style-name="Standard">
      <style:text-properties fo:color="#2a6099" fo:font-style="italic" officeooo:rsid="000d846a" officeooo:paragraph-rsid="001403ec" style:font-style-asian="italic" style:font-style-complex="italic"/>
    </style:style>
    <style:style style:name="P37" style:family="paragraph" style:parent-style-name="Standard">
      <style:text-properties fo:color="#2a6099" fo:font-style="italic" officeooo:paragraph-rsid="001282b8" style:font-style-asian="italic" style:font-style-complex="italic"/>
    </style:style>
    <style:style style:name="P38" style:family="paragraph" style:parent-style-name="Standard">
      <style:text-properties fo:color="#2a6099" fo:font-style="italic" officeooo:rsid="001403ec" officeooo:paragraph-rsid="001403ec" style:font-style-asian="italic" style:font-style-complex="italic"/>
    </style:style>
    <style:style style:name="P39" style:family="paragraph" style:parent-style-name="Standard">
      <style:text-properties fo:color="#2a6099" officeooo:paragraph-rsid="00023a4b"/>
    </style:style>
    <style:style style:name="P40" style:family="paragraph" style:parent-style-name="Standard">
      <style:text-properties fo:color="#2a6099" fo:font-style="normal" officeooo:rsid="000d846a" officeooo:paragraph-rsid="0015debb" style:font-style-asian="normal" style:font-style-complex="normal"/>
    </style:style>
    <style:style style:name="P41" style:family="paragraph" style:parent-style-name="Standard">
      <style:text-properties fo:color="#2a6099" officeooo:paragraph-rsid="00044608"/>
    </style:style>
    <style:style style:name="P42" style:family="paragraph" style:parent-style-name="Standard">
      <style:text-properties fo:color="#2a6099" officeooo:rsid="0005781a" officeooo:paragraph-rsid="0005781a"/>
    </style:style>
    <style:style style:name="P43" style:family="paragraph" style:parent-style-name="Standard">
      <style:text-properties fo:color="#2a6099" officeooo:paragraph-rsid="0006aab0"/>
    </style:style>
    <style:style style:name="P44" style:family="paragraph" style:parent-style-name="Standard">
      <style:text-properties fo:color="#2a6099" officeooo:paragraph-rsid="0004e11a"/>
    </style:style>
    <style:style style:name="P45" style:family="paragraph" style:parent-style-name="Standard">
      <style:text-properties fo:color="#2a6099" officeooo:rsid="000ac219" officeooo:paragraph-rsid="000ac219"/>
    </style:style>
    <style:style style:name="P46" style:family="paragraph" style:parent-style-name="Standard">
      <style:text-properties fo:color="#2a6099" officeooo:rsid="000c687a" officeooo:paragraph-rsid="000c687a"/>
    </style:style>
    <style:style style:name="P47" style:family="paragraph" style:parent-style-name="Standard">
      <style:text-properties fo:color="#2a6099" officeooo:rsid="000d846a" officeooo:paragraph-rsid="000d846a"/>
    </style:style>
    <style:style style:name="P48" style:family="paragraph" style:parent-style-name="Standard">
      <style:text-properties fo:color="#2a6099" officeooo:rsid="000d846a" officeooo:paragraph-rsid="000fbb7e"/>
    </style:style>
    <style:style style:name="P49" style:family="paragraph" style:parent-style-name="Standard">
      <style:text-properties fo:color="#2a6099" officeooo:paragraph-rsid="0005781a"/>
    </style:style>
    <style:style style:name="P50" style:family="paragraph" style:parent-style-name="Standard">
      <style:text-properties fo:color="#2a6099" officeooo:rsid="000eeece" officeooo:paragraph-rsid="000eeece"/>
    </style:style>
    <style:style style:name="P51" style:family="paragraph" style:parent-style-name="Standard">
      <style:text-properties fo:color="#2a6099" officeooo:rsid="000eeece" officeooo:paragraph-rsid="00120784"/>
    </style:style>
    <style:style style:name="P52" style:family="paragraph" style:parent-style-name="Standard">
      <style:text-properties fo:color="#2a6099" officeooo:paragraph-rsid="000f1a3b"/>
    </style:style>
    <style:style style:name="P53" style:family="paragraph" style:parent-style-name="Standard">
      <style:text-properties fo:color="#2a6099" officeooo:rsid="000fbb7e" officeooo:paragraph-rsid="000fbb7e"/>
    </style:style>
    <style:style style:name="P54" style:family="paragraph" style:parent-style-name="Standard">
      <style:text-properties fo:color="#2a6099" officeooo:rsid="000fbb7e" officeooo:paragraph-rsid="00120784"/>
    </style:style>
    <style:style style:name="P55" style:family="paragraph" style:parent-style-name="Standard">
      <style:text-properties fo:color="#2a6099" officeooo:paragraph-rsid="000fbb7e"/>
    </style:style>
    <style:style style:name="P56" style:family="paragraph" style:parent-style-name="Standard">
      <style:text-properties fo:color="#2a6099" officeooo:paragraph-rsid="00120784"/>
    </style:style>
    <style:style style:name="P57" style:family="paragraph" style:parent-style-name="Standard">
      <style:text-properties fo:color="#2a6099" officeooo:rsid="00125049" officeooo:paragraph-rsid="00125049"/>
    </style:style>
    <style:style style:name="P58" style:family="paragraph" style:parent-style-name="Standard">
      <style:text-properties fo:color="#2a6099" officeooo:rsid="00125049" officeooo:paragraph-rsid="001282b8"/>
    </style:style>
    <style:style style:name="P59" style:family="paragraph" style:parent-style-name="Standard">
      <style:text-properties fo:color="#2a6099" officeooo:rsid="00125049" officeooo:paragraph-rsid="001403ec"/>
    </style:style>
    <style:style style:name="P60" style:family="paragraph" style:parent-style-name="Standard">
      <style:text-properties fo:color="#2a6099" officeooo:rsid="001282b8" officeooo:paragraph-rsid="001282b8"/>
    </style:style>
    <style:style style:name="P61" style:family="paragraph" style:parent-style-name="Standard">
      <style:text-properties fo:color="#2a6099" officeooo:paragraph-rsid="00125049"/>
    </style:style>
    <style:style style:name="P62" style:family="paragraph" style:parent-style-name="Standard">
      <style:text-properties fo:color="#2a6099" officeooo:paragraph-rsid="0015debb"/>
    </style:style>
    <style:style style:name="P63" style:family="paragraph" style:parent-style-name="Standard">
      <style:text-properties fo:color="#2a6099" officeooo:rsid="001403ec" officeooo:paragraph-rsid="001403ec"/>
    </style:style>
    <style:style style:name="P64" style:family="paragraph" style:parent-style-name="Standard">
      <style:text-properties fo:color="#2a6099" officeooo:rsid="0015debb" officeooo:paragraph-rsid="0015debb"/>
    </style:style>
    <style:style style:name="P65" style:family="paragraph" style:parent-style-name="Standard">
      <style:text-properties fo:color="#158466" fo:font-style="italic" officeooo:rsid="000ac219" officeooo:paragraph-rsid="000ac219" style:font-style-asian="italic" style:font-style-complex="italic"/>
    </style:style>
    <style:style style:name="P66" style:family="paragraph" style:parent-style-name="Standard">
      <style:text-properties fo:color="#158466" fo:font-style="italic" officeooo:rsid="000c059b" officeooo:paragraph-rsid="000c059b" style:font-style-asian="italic" style:font-style-complex="italic"/>
    </style:style>
    <style:style style:name="P67" style:family="paragraph" style:parent-style-name="Standard">
      <style:paragraph-properties fo:text-align="start" style:justify-single-word="false"/>
      <style:text-properties fo:color="#158466" fo:font-style="italic" officeooo:paragraph-rsid="000ac219" style:font-style-asian="italic" style:font-style-complex="italic"/>
    </style:style>
    <style:style style:name="P68" style:family="paragraph" style:parent-style-name="Standard">
      <style:text-properties fo:color="#158466" fo:font-style="italic" officeooo:rsid="000c687a" officeooo:paragraph-rsid="000c687a" style:font-style-asian="italic" style:font-style-complex="italic"/>
    </style:style>
    <style:style style:name="P69" style:family="paragraph" style:parent-style-name="Standard">
      <style:text-properties fo:color="#158466" fo:font-style="italic" officeooo:rsid="000d846a" officeooo:paragraph-rsid="000d846a" style:font-style-asian="italic" style:font-style-complex="italic"/>
    </style:style>
    <style:style style:name="P70" style:family="paragraph" style:parent-style-name="Standard">
      <style:text-properties fo:color="#158466" fo:font-style="italic" officeooo:rsid="000eeece" officeooo:paragraph-rsid="000eeece" style:font-style-asian="italic" style:font-style-complex="italic"/>
    </style:style>
    <style:style style:name="P71" style:family="paragraph" style:parent-style-name="Standard">
      <style:text-properties fo:color="#158466" fo:font-style="italic" officeooo:rsid="000f1a3b" officeooo:paragraph-rsid="000f1a3b" style:font-style-asian="italic" style:font-style-complex="italic"/>
    </style:style>
    <style:style style:name="P72" style:family="paragraph" style:parent-style-name="Standard">
      <style:text-properties fo:color="#158466" fo:font-style="italic" officeooo:rsid="001282b8" officeooo:paragraph-rsid="001282b8" style:font-style-asian="italic" style:font-style-complex="italic"/>
    </style:style>
    <style:style style:name="P73" style:family="paragraph" style:parent-style-name="Standard">
      <style:text-properties fo:color="#158466" fo:font-style="italic" officeooo:rsid="001403ec" officeooo:paragraph-rsid="001403ec" style:font-style-asian="italic" style:font-style-complex="italic"/>
    </style:style>
    <style:style style:name="P74" style:family="paragraph" style:parent-style-name="Standard">
      <style:text-properties fo:color="#158466" fo:font-style="italic" officeooo:rsid="0015debb" officeooo:paragraph-rsid="0015debb" style:font-style-asian="italic" style:font-style-complex="italic"/>
    </style:style>
    <style:style style:name="P75" style:family="paragraph" style:parent-style-name="Standard">
      <style:text-properties fo:color="#158466" fo:font-style="normal" officeooo:rsid="0003674a" officeooo:paragraph-rsid="00044608" style:font-style-asian="normal" style:font-style-complex="normal"/>
    </style:style>
    <style:style style:name="P76" style:family="paragraph" style:parent-style-name="Standard">
      <style:text-properties fo:color="#158466" fo:font-style="normal" officeooo:rsid="0008d4fa" officeooo:paragraph-rsid="0008d4fa" style:font-style-asian="normal" style:font-style-complex="normal"/>
    </style:style>
    <style:style style:name="P77" style:family="paragraph" style:parent-style-name="Standard">
      <style:text-properties fo:color="#158466" fo:font-style="normal" officeooo:rsid="00023a4b" officeooo:paragraph-rsid="00023a4b" style:font-style-asian="normal" style:font-style-complex="normal"/>
    </style:style>
    <style:style style:name="P78" style:family="paragraph" style:parent-style-name="Standard">
      <style:text-properties fo:color="#158466" fo:font-style="normal" officeooo:rsid="00023a4b" officeooo:paragraph-rsid="0006aab0" style:font-style-asian="normal" style:font-style-complex="normal"/>
    </style:style>
    <style:style style:name="P79" style:family="paragraph" style:parent-style-name="Standard">
      <style:text-properties fo:color="#158466" fo:font-style="normal" officeooo:rsid="00023a4b" officeooo:paragraph-rsid="000c687a" style:font-style-asian="normal" style:font-style-complex="normal"/>
    </style:style>
    <style:style style:name="P80" style:family="paragraph" style:parent-style-name="Standard">
      <style:text-properties fo:color="#158466" fo:font-style="normal" officeooo:rsid="00023a4b" officeooo:paragraph-rsid="000811d6" style:font-style-asian="normal" style:font-style-complex="normal"/>
    </style:style>
    <style:style style:name="P81" style:family="paragraph" style:parent-style-name="Standard">
      <style:text-properties fo:color="#158466" fo:font-style="normal" officeooo:rsid="00090f41" officeooo:paragraph-rsid="00090f41" style:font-style-asian="normal" style:font-style-complex="normal"/>
    </style:style>
    <style:style style:name="P82" style:family="paragraph" style:parent-style-name="Standard">
      <style:text-properties fo:color="#158466" fo:font-style="normal" officeooo:rsid="000ac219" officeooo:paragraph-rsid="000ac219" style:font-style-asian="normal" style:font-style-complex="normal"/>
    </style:style>
    <style:style style:name="P83" style:family="paragraph" style:parent-style-name="Standard">
      <style:text-properties fo:color="#158466" fo:font-style="normal" officeooo:rsid="000c059b" officeooo:paragraph-rsid="000c059b" style:font-style-asian="normal" style:font-style-complex="normal"/>
    </style:style>
    <style:style style:name="P84" style:family="paragraph" style:parent-style-name="Standard">
      <style:text-properties fo:color="#158466" fo:font-style="normal" officeooo:rsid="000c687a" officeooo:paragraph-rsid="000c687a" style:font-style-asian="normal" style:font-style-complex="normal"/>
    </style:style>
    <style:style style:name="P85" style:family="paragraph" style:parent-style-name="Standard">
      <style:text-properties fo:color="#158466" fo:font-style="normal" officeooo:rsid="000d846a" officeooo:paragraph-rsid="000d846a" style:font-style-asian="normal" style:font-style-complex="normal"/>
    </style:style>
    <style:style style:name="P86" style:family="paragraph" style:parent-style-name="Standard">
      <style:text-properties fo:color="#158466" fo:font-style="normal" officeooo:rsid="000d846a" officeooo:paragraph-rsid="001403ec" style:font-style-asian="normal" style:font-style-complex="normal"/>
    </style:style>
    <style:style style:name="P87" style:family="paragraph" style:parent-style-name="Standard">
      <style:text-properties fo:color="#158466" fo:font-style="normal" officeooo:rsid="001403ec" officeooo:paragraph-rsid="001403ec" style:font-style-asian="normal" style:font-style-complex="normal"/>
    </style:style>
    <style:style style:name="P88" style:family="paragraph" style:parent-style-name="Standard">
      <style:text-properties fo:color="#158466" fo:font-style="normal" officeooo:paragraph-rsid="001403ec" style:font-style-asian="normal" style:font-style-complex="normal"/>
    </style:style>
    <style:style style:name="P89" style:family="paragraph" style:parent-style-name="Standard">
      <style:text-properties fo:color="#158466" officeooo:rsid="000811d6" officeooo:paragraph-rsid="000811d6"/>
    </style:style>
    <style:style style:name="P90" style:family="paragraph" style:parent-style-name="Standard">
      <style:paragraph-properties fo:text-align="start" style:justify-single-word="false"/>
      <style:text-properties fo:color="#158466" fo:font-size="12pt" fo:font-style="normal" fo:font-weight="normal" officeooo:paragraph-rsid="00023a4b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158466" fo:font-size="12pt" fo:font-style="italic" fo:font-weight="normal" officeooo:rsid="000ac219" officeooo:paragraph-rsid="000ac219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text-properties fo:color="#158466" officeooo:paragraph-rsid="0005781a"/>
    </style:style>
    <style:style style:name="P93" style:family="paragraph" style:parent-style-name="Standard">
      <style:text-properties fo:color="#158466" officeooo:rsid="000eeece" officeooo:paragraph-rsid="000eeece"/>
    </style:style>
    <style:style style:name="P94" style:family="paragraph" style:parent-style-name="Standard">
      <style:text-properties fo:color="#158466" officeooo:rsid="000eeece" officeooo:paragraph-rsid="00120784"/>
    </style:style>
    <style:style style:name="P95" style:family="paragraph" style:parent-style-name="Standard">
      <style:text-properties fo:color="#158466" officeooo:rsid="000f1a3b" officeooo:paragraph-rsid="000f1a3b"/>
    </style:style>
    <style:style style:name="P96" style:family="paragraph" style:parent-style-name="Standard">
      <style:text-properties fo:color="#158466" officeooo:rsid="000f1a3b" officeooo:paragraph-rsid="00120784"/>
    </style:style>
    <style:style style:name="P97" style:family="paragraph" style:parent-style-name="Standard">
      <style:text-properties fo:color="#158466" officeooo:paragraph-rsid="000f1a3b"/>
    </style:style>
    <style:style style:name="P98" style:family="paragraph" style:parent-style-name="Standard">
      <style:text-properties fo:color="#158466" officeooo:paragraph-rsid="00120784"/>
    </style:style>
    <style:style style:name="P99" style:family="paragraph" style:parent-style-name="Standard">
      <style:text-properties fo:color="#158466" officeooo:rsid="001282b8" officeooo:paragraph-rsid="001282b8"/>
    </style:style>
    <style:style style:name="P100" style:family="paragraph" style:parent-style-name="Standard">
      <style:text-properties fo:color="#158466" officeooo:rsid="00125049" officeooo:paragraph-rsid="00125049"/>
    </style:style>
    <style:style style:name="P101" style:family="paragraph" style:parent-style-name="Standard">
      <style:text-properties fo:color="#158466" officeooo:paragraph-rsid="00125049"/>
    </style:style>
    <style:style style:name="P102" style:family="paragraph" style:parent-style-name="Standard">
      <style:text-properties fo:color="#158466" officeooo:rsid="001403ec" officeooo:paragraph-rsid="001403ec"/>
    </style:style>
    <style:style style:name="P103" style:family="paragraph" style:parent-style-name="Standard">
      <style:text-properties fo:font-style="normal" officeooo:paragraph-rsid="00023a4b" style:font-style-asian="normal" style:font-style-complex="normal"/>
    </style:style>
    <style:style style:name="P104" style:family="paragraph" style:parent-style-name="Standard">
      <style:text-properties fo:font-style="normal" officeooo:rsid="00023a4b" officeooo:paragraph-rsid="00023a4b" style:font-style-asian="normal" style:font-style-complex="normal"/>
    </style:style>
    <style:style style:name="P105" style:family="paragraph" style:parent-style-name="Standard">
      <style:text-properties officeooo:rsid="0004e11a" officeooo:paragraph-rsid="0004e11a"/>
    </style:style>
    <style:style style:name="P106" style:family="paragraph" style:parent-style-name="Standard">
      <style:text-properties officeooo:rsid="0005781a" officeooo:paragraph-rsid="0005781a"/>
    </style:style>
    <style:style style:name="P107" style:family="paragraph" style:parent-style-name="Standard">
      <style:text-properties officeooo:paragraph-rsid="0005781a"/>
    </style:style>
    <style:style style:name="P108" style:family="paragraph" style:parent-style-name="Standard">
      <style:text-properties officeooo:paragraph-rsid="0006aab0"/>
    </style:style>
    <style:style style:name="P109" style:family="paragraph" style:parent-style-name="Standard">
      <style:text-properties officeooo:rsid="000811d6" officeooo:paragraph-rsid="000811d6"/>
    </style:style>
    <style:style style:name="P110" style:family="paragraph" style:parent-style-name="Standard">
      <style:text-properties officeooo:paragraph-rsid="0003674a"/>
    </style:style>
    <style:style style:name="P111" style:family="paragraph" style:parent-style-name="Standard">
      <style:text-properties officeooo:paragraph-rsid="000811d6"/>
    </style:style>
    <style:style style:name="P112" style:family="paragraph" style:parent-style-name="Standard">
      <style:text-properties officeooo:paragraph-rsid="00090f41"/>
    </style:style>
    <style:style style:name="P113" style:family="paragraph" style:parent-style-name="Standard">
      <style:paragraph-properties fo:text-align="start" style:justify-single-word="false"/>
      <style:text-properties fo:color="#ff4000" fo:font-size="12pt" fo:font-weight="normal" officeooo:paragraph-rsid="00023a4b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ff4000" fo:font-size="12pt" fo:font-style="italic" fo:font-weight="normal" officeooo:rsid="000a4013" officeooo:paragraph-rsid="000a4013" style:font-size-asian="10.5pt" style:font-style-asian="italic" style:font-weight-asian="normal" style:font-size-complex="12pt" style:font-style-complex="italic" style:font-weight-complex="normal"/>
    </style:style>
    <style:style style:name="P115" style:family="paragraph" style:parent-style-name="Standard">
      <style:text-properties officeooo:paragraph-rsid="000c059b"/>
    </style:style>
    <style:style style:name="P116" style:family="paragraph" style:parent-style-name="Standard">
      <style:text-properties officeooo:paragraph-rsid="000c687a"/>
    </style:style>
    <style:style style:name="P117" style:family="paragraph" style:parent-style-name="Standard">
      <style:text-properties officeooo:paragraph-rsid="000eeece"/>
    </style:style>
    <style:style style:name="P118" style:family="paragraph" style:parent-style-name="Standard">
      <style:text-properties officeooo:rsid="000eeece" officeooo:paragraph-rsid="000eeece"/>
    </style:style>
    <style:style style:name="P119" style:family="paragraph" style:parent-style-name="Standard">
      <style:text-properties officeooo:rsid="000eeece" officeooo:paragraph-rsid="00120784"/>
    </style:style>
    <style:style style:name="P120" style:family="paragraph" style:parent-style-name="Standard">
      <style:text-properties officeooo:rsid="000f1a3b" officeooo:paragraph-rsid="000f1a3b"/>
    </style:style>
    <style:style style:name="P121" style:family="paragraph" style:parent-style-name="Standard">
      <style:text-properties officeooo:rsid="000f1a3b" officeooo:paragraph-rsid="00120784"/>
    </style:style>
    <style:style style:name="P122" style:family="paragraph" style:parent-style-name="Standard">
      <style:text-properties officeooo:paragraph-rsid="000f1a3b"/>
    </style:style>
    <style:style style:name="P123" style:family="paragraph" style:parent-style-name="Standard">
      <style:text-properties officeooo:paragraph-rsid="00120784"/>
    </style:style>
    <style:style style:name="P124" style:family="paragraph" style:parent-style-name="Standard">
      <style:text-properties officeooo:paragraph-rsid="00125049"/>
    </style:style>
    <style:style style:name="P125" style:family="paragraph" style:parent-style-name="Standard">
      <style:text-properties officeooo:rsid="00125049" officeooo:paragraph-rsid="00125049"/>
    </style:style>
    <style:style style:name="P126" style:family="paragraph" style:parent-style-name="Standard">
      <style:text-properties officeooo:rsid="001282b8" officeooo:paragraph-rsid="001282b8"/>
    </style:style>
    <style:style style:name="P127" style:family="paragraph" style:parent-style-name="Standard">
      <style:text-properties officeooo:paragraph-rsid="001282b8"/>
    </style:style>
    <style:style style:name="P128" style:family="paragraph" style:parent-style-name="Standard">
      <style:text-properties officeooo:rsid="001403ec" officeooo:paragraph-rsid="001403ec"/>
    </style:style>
    <style:style style:name="P129" style:family="paragraph" style:parent-style-name="Standard">
      <style:text-properties officeooo:paragraph-rsid="001403ec"/>
    </style:style>
    <style:style style:name="P130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e300c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5debb" officeooo:paragraph-rsid="0015debb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use-window-font-color="true" fo:font-size="12pt" fo:font-style="normal" fo:font-weight="normal" officeooo:rsid="001d1763" officeooo:paragraph-rsid="001d176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171b94" officeooo:paragraph-rsid="00171b94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0fbb7e" officeooo:paragraph-rsid="001a0c77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9" style:family="paragraph" style:parent-style-name="Heading_20_1">
      <style:paragraph-properties fo:line-height="150%" fo:text-align="center" style:justify-single-word="false"/>
      <style:text-properties officeooo:paragraph-rsid="001cbb59"/>
    </style:style>
    <style:style style:name="P140" style:family="paragraph" style:parent-style-name="Heading_20_1">
      <style:paragraph-properties fo:text-align="center" style:justify-single-word="false"/>
    </style:style>
    <style:style style:name="P141" style:family="paragraph" style:parent-style-name="Heading_20_1">
      <style:paragraph-properties fo:text-align="center" style:justify-single-word="false"/>
      <style:text-properties fo:font-size="18.2000007629395pt" style:font-size-asian="18.2000007629395pt" style:font-size-complex="18.2000007629395pt"/>
    </style:style>
    <style:style style:name="P142" style:family="paragraph" style:parent-style-name="Heading_20_2">
      <style:paragraph-properties fo:text-align="center" style:justify-single-word="false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bb7e" officeooo:paragraph-rsid="000fbb7e" style:font-size-asian="10.5pt" style:font-weight-asian="normal" style:font-size-complex="12pt" style:font-weight-complex="normal"/>
    </style:style>
    <style:style style:name="P144" style:family="paragraph" style:parent-style-name="Standard">
      <style:text-properties fo:color="#2a6099" officeooo:paragraph-rsid="000fbb7e"/>
    </style:style>
    <style:style style:name="P145" style:family="paragraph" style:parent-style-name="Standard">
      <style:text-properties fo:color="#2a6099" officeooo:rsid="00023a4b" officeooo:paragraph-rsid="001ffb1f"/>
    </style:style>
    <style:style style:name="P146" style:family="paragraph" style:parent-style-name="Standard">
      <style:text-properties fo:color="#2a6099" officeooo:rsid="000ac219" officeooo:paragraph-rsid="001ffb1f"/>
    </style:style>
    <style:style style:name="P147" style:family="paragraph" style:parent-style-name="Standard">
      <style:text-properties fo:color="#2a6099" officeooo:paragraph-rsid="001ffb1f"/>
    </style:style>
    <style:style style:name="P148" style:family="paragraph" style:parent-style-name="Standard">
      <style:text-properties fo:color="#2a6099" fo:font-style="italic" officeooo:rsid="0003674a" officeooo:paragraph-rsid="001ffb1f" style:font-style-asian="italic" style:font-style-complex="italic"/>
    </style:style>
    <style:style style:name="P149" style:family="paragraph" style:parent-style-name="Standard">
      <style:paragraph-properties fo:text-align="start" style:justify-single-word="false"/>
      <style:text-properties fo:color="#158466" fo:font-size="12pt" fo:font-style="normal" fo:font-weight="normal" officeooo:paragraph-rsid="00023a4b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color="#158466" fo:font-style="normal" officeooo:rsid="000ac219" officeooo:paragraph-rsid="001ffb1f" style:font-style-asian="normal" style:font-style-complex="normal"/>
    </style:style>
    <style:style style:name="P151" style:family="paragraph" style:parent-style-name="Standard">
      <style:text-properties officeooo:paragraph-rsid="001ffb1f"/>
    </style:style>
    <style:style style:name="P152" style:family="paragraph" style:parent-style-name="Standard">
      <style:text-properties officeooo:rsid="0005781a" officeooo:paragraph-rsid="0005781a"/>
    </style:style>
    <style:style style:name="P153" style:family="paragraph" style:parent-style-name="Standard">
      <style:text-properties officeooo:rsid="0004e11a" officeooo:paragraph-rsid="001ffb1f"/>
    </style:style>
    <style:style style:name="P154" style:family="paragraph" style:parent-style-name="Standard">
      <style:text-properties officeooo:rsid="001ffb1f" officeooo:paragraph-rsid="001ffb1f"/>
    </style:style>
    <style:style style:name="P155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e300c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use-window-font-color="true" style:font-name="Nimbus Mono PS" fo:font-size="12pt" fo:font-style="normal" fo:font-weight="normal" officeooo:rsid="0015debb" officeooo:paragraph-rsid="001ffb1f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165421" officeooo:paragraph-rsid="00165421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style="normal" fo:font-weight="normal" officeooo:rsid="0020ad0b" officeooo:paragraph-rsid="0020ad0b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officeooo:paragraph-rsid="00165421"/>
    </style:style>
    <style:style style:name="T1" style:family="text">
      <style:text-properties officeooo:rsid="00023a4b"/>
    </style:style>
    <style:style style:name="T2" style:family="text">
      <style:text-properties officeooo:rsid="0003674a"/>
    </style:style>
    <style:style style:name="T3" style:family="text">
      <style:text-properties fo:color="#158466"/>
    </style:style>
    <style:style style:name="T4" style:family="text">
      <style:text-properties fo:color="#158466" fo:font-style="italic" officeooo:rsid="000eeece" style:font-style-asian="italic" style:font-style-complex="italic"/>
    </style:style>
    <style:style style:name="T5" style:family="text">
      <style:text-properties fo:color="#158466" fo:font-style="italic" officeooo:rsid="000f1a3b" style:font-style-asian="italic" style:font-style-complex="italic"/>
    </style:style>
    <style:style style:name="T6" style:family="text">
      <style:text-properties fo:color="#158466" fo:font-style="italic" officeooo:rsid="00120784" style:font-style-asian="italic" style:font-style-complex="italic"/>
    </style:style>
    <style:style style:name="T7" style:family="text">
      <style:text-properties fo:color="#158466" fo:font-style="italic" officeooo:rsid="001282b8" style:font-style-asian="italic" style:font-style-complex="italic"/>
    </style:style>
    <style:style style:name="T8" style:family="text">
      <style:text-properties fo:color="#158466" fo:font-style="italic" officeooo:rsid="001ffb1f" style:font-style-asian="italic" style:font-style-complex="italic"/>
    </style:style>
    <style:style style:name="T9" style:family="text">
      <style:text-properties fo:color="#158466" fo:font-style="italic" officeooo:rsid="000ac219" style:font-style-asian="italic" style:font-style-complex="italic"/>
    </style:style>
    <style:style style:name="T10" style:family="text">
      <style:text-properties fo:color="#158466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158466" fo:font-size="12pt" fo:font-style="normal" fo:font-weight="normal" officeooo:rsid="000c059b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158466" fo:font-style="normal" officeooo:rsid="000c059b" style:font-style-asian="normal" style:font-style-complex="normal"/>
    </style:style>
    <style:style style:name="T13" style:family="text">
      <style:text-properties fo:color="#158466" fo:font-style="normal" officeooo:rsid="000c687a" style:font-style-asian="normal" style:font-style-complex="normal"/>
    </style:style>
    <style:style style:name="T14" style:family="text">
      <style:text-properties fo:color="#158466" fo:font-style="normal" officeooo:rsid="00023a4b" style:font-style-asian="normal" style:font-style-complex="normal"/>
    </style:style>
    <style:style style:name="T15" style:family="text">
      <style:text-properties fo:color="#158466" fo:font-style="normal" officeooo:rsid="000ac219" style:font-style-asian="normal" style:font-style-complex="normal"/>
    </style:style>
    <style:style style:name="T16" style:family="text">
      <style:text-properties fo:color="#158466" fo:font-style="normal" officeooo:rsid="001ffb1f" style:font-style-asian="normal" style:font-style-complex="normal"/>
    </style:style>
    <style:style style:name="T17" style:family="text">
      <style:text-properties fo:color="#158466" officeooo:rsid="000eeece"/>
    </style:style>
    <style:style style:name="T18" style:family="text">
      <style:text-properties fo:color="#158466" officeooo:rsid="00120784"/>
    </style:style>
    <style:style style:name="T19" style:family="text">
      <style:text-properties officeooo:rsid="00044608"/>
    </style:style>
    <style:style style:name="T20" style:family="text">
      <style:text-properties officeooo:rsid="0004e11a"/>
    </style:style>
    <style:style style:name="T21" style:family="text">
      <style:text-properties officeooo:rsid="0005781a"/>
    </style:style>
    <style:style style:name="T22" style:family="text">
      <style:text-properties officeooo:rsid="0006aab0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3674a" style:font-style-asian="italic" style:font-style-complex="italic"/>
    </style:style>
    <style:style style:name="T25" style:family="text">
      <style:text-properties fo:font-style="italic" officeooo:rsid="0004e11a" style:font-style-asian="italic" style:font-style-complex="italic"/>
    </style:style>
    <style:style style:name="T26" style:family="text">
      <style:text-properties fo:font-style="italic" officeooo:rsid="0006aab0" style:font-style-asian="italic" style:font-style-complex="italic"/>
    </style:style>
    <style:style style:name="T27" style:family="text">
      <style:text-properties fo:font-style="italic" officeooo:rsid="000811d6" style:font-style-asian="italic" style:font-style-complex="italic"/>
    </style:style>
    <style:style style:name="T28" style:family="text">
      <style:text-properties fo:font-style="italic" officeooo:rsid="000eeece" style:font-style-asian="italic" style:font-style-complex="italic"/>
    </style:style>
    <style:style style:name="T29" style:family="text">
      <style:text-properties fo:font-style="italic" officeooo:rsid="000fbb7e" style:font-style-asian="italic" style:font-style-complex="italic"/>
    </style:style>
    <style:style style:name="T30" style:family="text">
      <style:text-properties fo:font-style="italic" officeooo:rsid="00120784" style:font-style-asian="italic" style:font-style-complex="italic"/>
    </style:style>
    <style:style style:name="T31" style:family="text">
      <style:text-properties fo:font-style="italic" officeooo:rsid="001282b8" style:font-style-asian="italic" style:font-style-complex="italic"/>
    </style:style>
    <style:style style:name="T32" style:family="text">
      <style:text-properties fo:font-style="italic" officeooo:rsid="001ffb1f" style:font-style-asian="italic" style:font-style-complex="italic"/>
    </style:style>
    <style:style style:name="T33" style:family="text">
      <style:text-properties fo:font-style="normal" officeooo:rsid="000d846a" style:font-style-asian="normal" style:font-style-complex="normal"/>
    </style:style>
    <style:style style:name="T34" style:family="text">
      <style:text-properties fo:font-style="normal" officeooo:rsid="0015debb" style:font-style-asian="normal" style:font-style-complex="normal"/>
    </style:style>
    <style:style style:name="T35" style:family="text">
      <style:text-properties officeooo:rsid="000811d6"/>
    </style:style>
    <style:style style:name="T36" style:family="text">
      <style:text-properties fo:color="#2a6099" officeooo:rsid="0005781a"/>
    </style:style>
    <style:style style:name="T37" style:family="text">
      <style:text-properties fo:color="#2a6099" officeooo:rsid="000c687a"/>
    </style:style>
    <style:style style:name="T38" style:family="text">
      <style:text-properties officeooo:rsid="000ac219"/>
    </style:style>
    <style:style style:name="T39" style:family="text">
      <style:text-properties fo:font-size="12pt" fo:font-weight="normal" officeooo:rsid="000c059b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0fbb7e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171b94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1a0c77" style:font-size-asian="10.5pt" style:font-weight-asian="normal" style:font-size-complex="12pt" style:font-weight-complex="normal"/>
    </style:style>
    <style:style style:name="T43" style:family="text">
      <style:text-properties officeooo:rsid="000c687a"/>
    </style:style>
    <style:style style:name="T44" style:family="text">
      <style:text-properties officeooo:rsid="000d846a"/>
    </style:style>
    <style:style style:name="T45" style:family="text">
      <style:text-properties officeooo:rsid="000eeece"/>
    </style:style>
    <style:style style:name="T46" style:family="text">
      <style:text-properties officeooo:rsid="000f1a3b"/>
    </style:style>
    <style:style style:name="T47" style:family="text">
      <style:text-properties officeooo:rsid="000fbb7e"/>
    </style:style>
    <style:style style:name="T48" style:family="text">
      <style:text-properties officeooo:rsid="00120784"/>
    </style:style>
    <style:style style:name="T49" style:family="text">
      <style:text-properties officeooo:rsid="00125049"/>
    </style:style>
    <style:style style:name="T50" style:family="text">
      <style:text-properties officeooo:rsid="001282b8"/>
    </style:style>
    <style:style style:name="T51" style:family="text">
      <style:text-properties officeooo:rsid="001403ec"/>
    </style:style>
    <style:style style:name="T52" style:family="text">
      <style:text-properties officeooo:rsid="0015debb"/>
    </style:style>
    <style:style style:name="T53" style:family="text">
      <style:text-properties style:use-window-font-color="true" fo:font-style="normal" fo:font-weight="bold" officeooo:rsid="00165421" style:font-style-asian="normal" style:font-weight-asian="bold" style:font-style-complex="normal" style:font-weight-complex="bold"/>
    </style:style>
    <style:style style:name="T54" style:family="text">
      <style:text-properties style:use-window-font-color="true" fo:font-style="normal" fo:font-weight="bold" officeooo:rsid="0015debb" style:font-style-asian="normal" style:font-weight-asian="bold" style:font-style-complex="normal" style:font-weight-complex="bold"/>
    </style:style>
    <style:style style:name="T55" style:family="text">
      <style:text-properties style:use-window-font-color="true" style:font-name="Liberation Serif" fo:font-size="12pt" fo:font-style="normal" fo:font-weight="normal" officeooo:rsid="0016542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use-window-font-color="true" style:font-name="Liberation Serif" fo:font-size="12pt" fo:font-style="normal" fo:font-weight="normal" officeooo:rsid="0018bb7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use-window-font-color="true" style:font-name="Liberation Serif" fo:font-size="12pt" fo:font-style="normal" fo:font-weight="normal" officeooo:rsid="00171b94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use-window-font-color="true" style:font-name="Liberation Serif" fo:font-size="12pt" fo:font-style="normal" fo:font-weight="normal" officeooo:rsid="0018bb76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use-window-font-color="true" style:font-name="Liberation Serif" fo:font-size="12pt" fo:font-style="normal" fo:font-weight="normal" officeooo:rsid="00165421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style:font-name="Liberation Serif" fo:font-size="12pt" fo:font-style="normal" fo:font-weight="normal" officeooo:rsid="00205a03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use-window-font-color="true" style:font-name="Liberation Serif" fo:font-size="12pt" fo:font-style="normal" fo:font-weight="normal" officeooo:rsid="0020ad0b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18bb76" style:font-weight-asian="normal" style:font-weight-complex="normal"/>
    </style:style>
    <style:style style:name="T64" style:family="text">
      <style:text-properties officeooo:rsid="0016a3ff"/>
    </style:style>
    <style:style style:name="T65" style:family="text">
      <style:text-properties style:font-name="Liberation Serif" fo:font-size="12pt" fo:font-weight="normal" officeooo:rsid="000fbb7e" style:font-size-asian="10.5pt" style:font-weight-asian="normal" style:font-size-complex="12pt" style:font-weight-complex="normal"/>
    </style:style>
    <style:style style:name="T66" style:family="text">
      <style:text-properties style:font-name="Liberation Serif" fo:font-size="12pt" fo:font-weight="normal" officeooo:rsid="0016a3ff" style:font-size-asian="10.5pt" style:font-weight-asian="normal" style:font-size-complex="12pt" style:font-weight-complex="normal"/>
    </style:style>
    <style:style style:name="T67" style:family="text">
      <style:text-properties officeooo:rsid="00171b94"/>
    </style:style>
    <style:style style:name="T68" style:family="text">
      <style:text-properties officeooo:rsid="001a0c77"/>
    </style:style>
    <style:style style:name="T69" style:family="text">
      <style:text-properties officeooo:rsid="001b9388"/>
    </style:style>
    <style:style style:name="T70" style:family="text">
      <style:text-properties style:font-name="Nimbus Mono PS"/>
    </style:style>
    <style:style style:name="T71" style:family="text">
      <style:text-properties style:font-name="Nimbus Mono PS" officeooo:rsid="001e300c"/>
    </style:style>
    <style:style style:name="T72" style:family="text">
      <style:text-properties style:font-name="Liberation Sans" fo:font-size="16.1000003814697pt" fo:font-weight="bold" officeooo:rsid="001d176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officeooo:rsid="001e300c"/>
    </style:style>
    <style:style style:name="T74" style:family="text">
      <style:text-properties officeooo:rsid="001ffb1f"/>
    </style:style>
    <style:style style:name="T75" style:family="text">
      <style:text-properties officeooo:rsid="00205a03"/>
    </style:style>
    <style:style style:name="T76" style:family="text">
      <style:text-properties officeooo:rsid="0020ad0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9" text:outline-level="1"><text:bookmark-start text:name="__RefHeading___Toc2300_189660337"/>Содержание<text:bookmark-end text:name="__RefHeading___Toc2300_189660337"/></text:h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7"><text:a xlink:type="simple" xlink:href="#__RefHeading___Toc2300_189660337" text:style-name="Index_20_Link" text:visited-style-name="Index_20_Link">Содержание<text:tab/>1</text:a></text:p>
          <text:p text:style-name="P137"><text:a xlink:type="simple" xlink:href="#__RefHeading___Toc2302_189660337" text:style-name="Index_20_Link" text:visited-style-name="Index_20_Link">Конфиг<text:tab/>1</text:a></text:p>
          <text:p text:style-name="P138"><text:a xlink:type="simple" xlink:href="#__RefHeading___Toc2304_189660337" text:style-name="Index_20_Link" text:visited-style-name="Index_20_Link">Структура конфига<text:tab/>1</text:a></text:p>
          <text:p text:style-name="P137"><text:a xlink:type="simple" xlink:href="#__RefHeading___Toc2306_189660337" text:style-name="Index_20_Link" text:visited-style-name="Index_20_Link">Файл .env<text:tab/>2</text:a></text:p>
          <text:p text:style-name="P138"><text:a xlink:type="simple" xlink:href="#__RefHeading___Toc2308_189660337" text:style-name="Index_20_Link" text:visited-style-name="Index_20_Link">Структура файла .env<text:tab/>2</text:a></text:p>
          <text:p text:style-name="P137"><text:a xlink:type="simple" xlink:href="#__RefHeading___Toc2310_189660337" text:style-name="Index_20_Link" text:visited-style-name="Index_20_Link">JSON -запросы и -ответы<text:tab/>2</text:a></text:p>
          <text:p text:style-name="P138"><text:a xlink:type="simple" xlink:href="#__RefHeading___Toc2312_189660337" text:style-name="Index_20_Link" text:visited-style-name="Index_20_Link">Тело запроса на сервер<text:tab/>2</text:a></text:p>
          <text:p text:style-name="P138"><text:a xlink:type="simple" xlink:href="#__RefHeading___Toc2314_189660337" text:style-name="Index_20_Link" text:visited-style-name="Index_20_Link">Сообщения от сервера<text:tab/>2</text:a></text:p>
          <text:p text:style-name="P137"><text:a xlink:type="simple" xlink:href="#__RefHeading___Toc2316_189660337" text:style-name="Index_20_Link" text:visited-style-name="Index_20_Link">API сервера<text:tab/>2</text:a></text:p>
          <text:p text:style-name="P138"><text:a xlink:type="simple" xlink:href="#__RefHeading___Toc2318_189660337" text:style-name="Index_20_Link" text:visited-style-name="Index_20_Link">Аутентификиция<text:tab/>2</text:a></text:p>
          <text:p text:style-name="P138"><text:a xlink:type="simple" xlink:href="#__RefHeading___Toc2320_189660337" text:style-name="Index_20_Link" text:visited-style-name="Index_20_Link">Работа с пользователями<text:tab/>3</text:a></text:p>
          <text:p text:style-name="P138"><text:a xlink:type="simple" xlink:href="#__RefHeading___Toc2322_189660337" text:style-name="Index_20_Link" text:visited-style-name="Index_20_Link">Работа с группами<text:tab/>5</text:a></text:p>
          <text:p text:style-name="P138"><text:a xlink:type="simple" xlink:href="#__RefHeading___Toc2324_189660337" text:style-name="Index_20_Link" text:visited-style-name="Index_20_Link">Работа с разрешениями<text:tab/>8</text:a></text:p>
          <text:p text:style-name="P138"><text:a xlink:type="simple" xlink:href="#__RefHeading___Toc2326_189660337" text:style-name="Index_20_Link" text:visited-style-name="Index_20_Link">Работа с инфо<text:tab/>10</text:a></text:p>
          <text:p text:style-name="P138"><text:a xlink:type="simple" xlink:href="#__RefHeading___Toc2328_189660337" text:style-name="Index_20_Link" text:visited-style-name="Index_20_Link">Работа с видео<text:tab/>12</text:a></text:p>
          <text:p text:style-name="P137"><text:a xlink:type="simple" xlink:href="#__RefHeading___Toc2330_189660337" text:style-name="Index_20_Link" text:visited-style-name="Index_20_Link">Модель</text:a><text:a xlink:type="simple" xlink:href="#__RefHeading___Toc2330_189660337" text:style-name="Index_20_Link" text:visited-style-name="Index_20_Link"> роутов </text:a><text:a xlink:type="simple" xlink:href="#__RefHeading___Toc2330_189660337" text:style-name="Index_20_Link" text:visited-style-name="Index_20_Link">в системе</text:a><text:a xlink:type="simple" xlink:href="#__RefHeading___Toc2330_189660337" text:style-name="Index_20_Link" text:visited-style-name="Index_20_Link"><text:tab/>14</text:a></text:p>
          <text:p text:style-name="P137"><text:a xlink:type="simple" xlink:href="#__RefHeading___Toc2332_189660337" text:style-name="Index_20_Link" text:visited-style-name="Index_20_Link">Коды ошибок<text:tab/>14</text:a></text:p>
        </text:index-body>
      </text:table-of-content>
      <text:h text:style-name="P140" text:outline-level="1"><text:bookmark-start text:name="__RefHeading___Toc2302_189660337"/>Конфиг<text:bookmark-end text:name="__RefHeading___Toc2302_189660337"/></text:h>
      <text:p text:style-name="P7"><text:span text:style-name="T55"><text:tab/></text:span><text:span text:style-name="T56">Файл, содержащий изменяемые параметры конфигурации программы находится в каталоге </text:span><text:span text:style-name="T57">/configs </text:span><text:span text:style-name="T58">и называется config.yml. Если какое-либо свойство из этого файла будет удалено или его значение будет записано неправильно, при запуске оно будет заменено значением по умолчанию с выведением предупреждения в консоли.</text:span></text:p>
      <text:h text:style-name="P142" text:outline-level="2"><text:bookmark-start text:name="__RefHeading___Toc2304_189660337"/>Структура конфига<text:bookmark-end text:name="__RefHeading___Toc2304_189660337"/></text:h>
      <text:p text:style-name="P136">db:</text:p>
      <text:p text:style-name="P136"><text:s text:c="2"/>connTimeoutSeconds: 5 <text:s text:c="3"/>// <text:span text:style-name="T64">сколько секунд требуется на попытку подключиться к БД</text:span></text:p>
      <text:p text:style-name="P136"><text:s text:c="2"/>connLatencyMilliseconds: 50 <text:s text:c="2"/>// <text:span text:style-name="T64">на сколько миллисекунд будет задержка отправки каждого запроса к БД</text:span></text:p>
      <text:p text:style-name="P136"><text:s text:c="2"/>host: "127.0.0.1" <text:s text:c="3"/>// <text:span text:style-name="T64">на каком ip находится сервер БД</text:span></text:p>
      <text:p text:style-name="P5"><text:span text:style-name="T65"><text:s text:c="2"/>logConnStatus: false <text:s text:c="3"/>// </text:span><text:span text:style-name="T66">отображать ли в логах статус подключения/отключения от БД</text:span></text:p>
      <text:p text:style-name="P136"><text:s text:c="2"/>name: "vhosting" <text:s text:c="3"/>// <text:span text:style-name="T64">имя БД в СУБД</text:span></text:p>
      <text:p text:style-name="P136"><text:s text:c="2"/>port: "5432" <text:s text:c="3"/>// <text:span text:style-name="T64">порт сервера БД</text:span></text:p>
      <text:p text:style-name="P5"><text:span text:style-name="T65"><text:s text:c="2"/>sslMode: "disable" <text:s text:c="3"/>// </text:span><text:span text:style-name="T66">SSL-шифрование для отправки/получения запросов к БД</text:span></text:p>
      <text:p text:style-name="P136"><text:s text:c="2"/>username: "postgres" <text:s text:c="3"/>// <text:span text:style-name="T64">имя пользователя СУБД</text:span></text:p>
      <text:p text:style-name="P136"/>
      <text:p text:style-name="P136">server:</text:p>
      <text:p text:style-name="P136"><text:s text:c="2"/>debugMode: true <text:s text:c="3"/>// <text:span text:style-name="T64">перевести состояние сервера в режим дебага</text:span></text:p>
      <text:p text:style-name="P136"><text:s text:c="2"/>maxHeaderBytes: 1048576 <text:s text:c="3"/>// <text:span text:style-name="T64">зарезервировать 1 мегабайт для хранения хедеров запросов за сервер</text:span></text:p>
      <text:p text:style-name="P136"><text:s text:c="2"/>port: "8000" <text:s text:c="2"/>// <text:span text:style-name="T64">порт веб-сервера</text:span></text:p>
      <text:p text:style-name="P136"><text:s text:c="2"/>readTimeoutSeconds: 15 <text:s text:c="3"/>// <text:span text:style-name="T64">максимальное время в секундах на прием ответов от сервера</text:span></text:p>
      <text:p text:style-name="P6"><text:span text:style-name="T65"><text:s text:c="2"/>writeTimeoutSeconds: 15 <text:s text:c="3"/>// </text:span><text:span text:style-name="T66">максимальное время в секундах на отправку запросов серверу</text:span></text:p>
      <text:p text:style-name="P136"/>
      <text:p text:style-name="P136">session:</text:p>
      <text:p text:style-name="P136"><text:s text:c="2"/>ttlHours: 336 <text:s text:c="3"/>// <text:span text:style-name="T64">время жизни куки в браузере и сессии в часах (что равно 2 неделям)</text:span></text:p>
      <text:h text:style-name="P140" text:outline-level="1"><text:bookmark-start text:name="__RefHeading___Toc2306_189660337"/><text:soft-page-break/>Файл .env<text:bookmark-end text:name="__RefHeading___Toc2306_189660337"/></text:h>
      <text:p text:style-name="P134"><text:tab/><text:span text:style-name="T62">Для работы серверного приложения необходимо создать файл .env в каталоге /configs. По умолчанию он не поставляется в комплекте с программой по соображениям безопасности. В нем содержатся сведения для подключения к вашей БД, «соль» для хеширования паролей и ключ подписи для генерации и чтения </text:span><text:span text:style-name="T63">сессионых </text:span><text:span text:style-name="T62">токенов. Пример этого файла с произвольными данными включен в поставку и называется .env.example.</text:span></text:p>
      <text:h text:style-name="P142" text:outline-level="2"><text:bookmark-start text:name="__RefHeading___Toc2308_189660337"/>Структура файла .env<text:bookmark-end text:name="__RefHeading___Toc2308_189660337"/></text:h>
      <text:p text:style-name="P5"><text:span text:style-name="T40">DB_DRIVER = "</text:span><text:span text:style-name="T41">oracle_db</text:span><text:span text:style-name="T40">" <text:s text:c="3"/>// </text:span><text:span text:style-name="T42">наименование для подстройки к вашей СУБД</text:span></text:p>
      <text:p text:style-name="P5"><text:span text:style-name="T40">DB_PASSWORD = "</text:span><text:span text:style-name="T41">6789</text:span><text:span text:style-name="T40">" <text:s text:c="3"/>// </text:span><text:span text:style-name="T42">пароль пользователя СУБД</text:span></text:p>
      <text:p text:style-name="P5">HASHING_PASSWORD_SALT = "aB@#$%1" <text:s text:c="3"/>// <text:span text:style-name="T68">соль для хеширования паролей</text:span></text:p>
      <text:p text:style-name="P135">HASHING_TOKEN_SIGNING_KEY = "cD@#$%2" <text:s text:c="3"/>// <text:s/><text:span text:style-name="T67">ключ подписи для генерации и чтения токенов</text:span></text:p>
      <text:h text:style-name="P140" text:outline-level="1"><text:bookmark-start text:name="__RefHeading___Toc2310_189660337"/>JSON -запросы и -ответы<text:bookmark-end text:name="__RefHeading___Toc2310_189660337"/></text:h>
      <text:h text:style-name="P142" text:outline-level="2"><text:bookmark-start text:name="__RefHeading___Toc2312_189660337"/>Тел<text:span text:style-name="T69">о</text:span> запрос<text:span text:style-name="T69">а</text:span> на сервер<text:bookmark-end text:name="__RefHeading___Toc2312_189660337"/></text:h>
      <text:p text:style-name="P55">{</text:p>
      <text:p text:style-name="P55"><text:s text:c="4"/>"group-ids": [<text:span text:style-name="T44">0, 1</text:span>]</text:p>
      <text:p text:style-name="P55">}</text:p>
      <text:p text:style-name="P48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 </text:span><text:span text:style-name="T29">(Курсивом обозначается комментарий, такой, как этот).</text:span></text:p>
      <text:h text:style-name="P142" text:outline-level="2"><text:bookmark-start text:name="__RefHeading___Toc2314_189660337"/><text:span text:style-name="T72">Ответ</text:span> от сервера<text:bookmark-end text:name="__RefHeading___Toc2314_189660337"/></text:h>
      <text:p text:style-name="P90">{</text:p>
      <text:p text:style-name="P4"><text:span text:style-name="T10"><text:s text:c="2"/>"message": "</text:span><text:span text:style-name="T11">No groups available</text:span><text:span text:style-name="T10">."</text:span></text:p>
      <text:p text:style-name="P90">}</text:p>
      <text:p text:style-name="P67">Сообщение об <text:span text:style-name="T39">удачно</text:span><text:span text:style-name="T40">м</text:span><text:span text:style-name="T39"> (неаварийно</text:span><text:span text:style-name="T40">м</text:span><text:span text:style-name="T39">)</text:span> завершен<text:span text:style-name="T47">ии</text:span> действи<text:span text:style-name="T47">я</text:span>.</text:p>
      <text:p text:style-name="P91"/>
      <text:p text:style-name="P133">Либо такой:</text:p>
      <text:p text:style-name="P113">{</text:p>
      <text:p text:style-name="P113"><text:s text:c="2"/>"error": {</text:p>
      <text:p text:style-name="P113"><text:s text:c="4"/>"err-code": 203,</text:p>
      <text:p text:style-name="P113"><text:s text:c="4"/>"statement": "User with entered username is exist."</text:p>
      <text:p text:style-name="P113"><text:s text:c="2"/>}</text:p>
      <text:p text:style-name="P113">}</text:p>
      <text:p text:style-name="P114">Сообщение <text:span text:style-name="T38">об ошибке </text:span>при неудаче какого-либо действия с кодом ошибки и ее расшифровкой.</text:p>
      <text:h text:style-name="P140" text:outline-level="1"><text:bookmark-start text:name="__RefHeading___Toc2316_189660337"/>API сервера<text:bookmark-end text:name="__RefHeading___Toc2316_189660337"/></text:h>
      <text:h text:style-name="P142" text:outline-level="2"><text:bookmark-start text:name="__RefHeading___Toc2318_189660337"/>Аутентификиция<text:bookmark-end text:name="__RefHeading___Toc2318_189660337"/></text:h>
      <text:p text:style-name="P123"><text:tab/><text:tab/><text:tab/><text:tab/> <text:s text:c="7"/>POST <text:s text:c="2"/>/auth/signin</text:p>
      <text:p text:style-name="Standard"><text:tab/><text:tab/><text:tab/><text:tab/> <text:s text:c="7"/>POST <text:s text:c="2"/>/auth/change_password</text:p>
      <text:p text:style-name="P123"><text:tab/><text:tab/><text:tab/><text:tab/> <text:s text:c="7"/>POST <text:s text:c="2"/>/auth/signout</text:p>
      <text:p text:style-name="Standard"/>
      <text:p text:style-name="P8"><text:span text:style-name="T1">1. </text:span>POST <text:s text:c="2"/>/auth/signin</text:p>
      <text:p text:style-name="P104">Пользователь входит в систему.</text:p>
      <text:p text:style-name="P103"/>
      <text:p text:style-name="P39"><text:soft-page-break/>{</text:p>
      <text:p text:style-name="P39"><text:s text:c="4"/>"username": "admin",</text:p>
      <text:p text:style-name="P39"><text:s text:c="4"/>"password": "admin"</text:p>
      <text:p text:style-name="P39">}</text:p>
      <text:p text:style-name="P23">Поля "username" и "password" являются обязательными для заполнения.</text:p>
      <text:p text:style-name="P22"><text:span text:style-name="T2">=</text:span>=============================================</text:p>
      <text:p text:style-name="P89">{</text:p>
      <text:p text:style-name="P89"><text:s text:c="2"/>"message": "You have successfully signed-in."</text:p>
      <text:p text:style-name="P89">}</text:p>
      <text:p text:style-name="P66">Вы вошли в систему.</text:p>
      <text:p text:style-name="P1"/>
      <text:p text:style-name="P1">2. POST <text:s text:c="2"/>/auth/change_password</text:p>
      <text:p text:style-name="P1">Пользователь меняет <text:span text:style-name="T74">свой </text:span>пароль.</text:p>
      <text:p text:style-name="P1"/>
      <text:p text:style-name="P9">{</text:p>
      <text:p text:style-name="P9"><text:s text:c="4"/>"username": "admin",</text:p>
      <text:p text:style-name="P9"><text:s text:c="4"/>"password": "admin1"</text:p>
      <text:p text:style-name="P9">}</text:p>
      <text:p text:style-name="P23">Поля "username" и "password" являются обязательными для заполнения.</text:p>
      <text:p text:style-name="P22">==============================================</text:p>
      <text:p text:style-name="P76">{</text:p>
      <text:p text:style-name="P76"><text:s text:c="2"/>"message": "You have successfully changed password."</text:p>
      <text:p text:style-name="P76">}</text:p>
      <text:p text:style-name="P66">Вы сменили пароль.</text:p>
      <text:p text:style-name="Standard"/>
      <text:p text:style-name="P1">3. POST <text:s text:c="2"/>/auth/signout</text:p>
      <text:p text:style-name="P1">Пользователь выходит из системы.</text:p>
      <text:p text:style-name="P1"/>
      <text:p text:style-name="P11">Нет тела запроса.</text:p>
      <text:p text:style-name="P22">==============================</text:p>
      <text:p text:style-name="P77">{</text:p>
      <text:p text:style-name="P77"><text:s text:c="2"/>"message": "You have successfully signed-out."</text:p>
      <text:p text:style-name="P77">}</text:p>
      <text:p text:style-name="P66">Вы вышли из системы.</text:p>
      <text:h text:style-name="P142" text:outline-level="2"><text:bookmark-start text:name="__RefHeading___Toc2320_189660337"/>Работа с пользователями<text:bookmark-end text:name="__RefHeading___Toc2320_189660337"/></text:h>
      <text:p text:style-name="Standard"><text:tab/><text:tab/><text:tab/><text:tab/><text:tab/> <text:s text:c="5"/>POST <text:s text:c="2"/>/user</text:p>
      <text:p text:style-name="Standard"><text:tab/><text:tab/><text:tab/><text:tab/><text:tab/> <text:s text:c="5"/>GET <text:s text:c="3"/>/user/:id</text:p>
      <text:p text:style-name="Standard"><text:tab/><text:tab/><text:tab/><text:tab/><text:tab/> <text:s text:c="5"/>GET <text:s text:c="3"/>/user/all</text:p>
      <text:p text:style-name="P151"><text:tab/><text:tab/><text:tab/><text:tab/><text:tab/> <text:s text:c="5"/>POST <text:s/>/user/change_password</text:p>
      <text:p text:style-name="Standard"><text:tab/><text:tab/><text:tab/><text:tab/><text:tab/> <text:s text:c="5"/>PATCH <text:s/>/user/:id</text:p>
      <text:p text:style-name="Standard"><text:tab/><text:tab/><text:tab/><text:tab/><text:tab/> <text:s text:c="5"/>DELETE /user/:id</text:p>
      <text:p text:style-name="Standard"/>
      <text:p text:style-name="P8"><text:span text:style-name="T20">1</text:span><text:span text:style-name="T1">. POST <text:s text:c="2"/>/user</text:span></text:p>
      <text:p text:style-name="P8"><text:span text:style-name="T49">Создать пользователя</text:span><text:span text:style-name="T1">.</text:span></text:p>
      <text:p text:style-name="P1"/>
      <text:p text:style-name="P9">{</text:p>
      <text:p text:style-name="P9"><text:s text:c="4"/>"username": "admin2",</text:p>
      <text:p text:style-name="P9"><text:s text:c="4"/>"password": "admin2",</text:p>
      <text:p text:style-name="P41"><text:span text:style-name="T1"><text:s text:c="4"/>"</text:span><text:span text:style-name="T19">first-name</text:span><text:span text:style-name="T1">": "</text:span><text:span text:style-name="T19">Иван</text:span><text:span text:style-name="T1">",</text:span></text:p>
      <text:p text:style-name="P41"><text:span text:style-name="T1"><text:s text:c="4"/>"</text:span><text:span text:style-name="T19">last-name</text:span><text:span text:style-name="T1">": "</text:span><text:span text:style-name="T19">Иванов</text:span><text:span text:style-name="T1">"</text:span></text:p>
      <text:p text:style-name="P9">}</text:p>
      <text:p text:style-name="P24"><text:soft-page-break/>Поля "username" и "password" являются обязательными для заполнения.</text:p>
      <text:p text:style-name="P22">==============================================</text:p>
      <text:p text:style-name="P75">{</text:p>
      <text:p text:style-name="P75"><text:s text:c="2"/>"message": "User created."</text:p>
      <text:p text:style-name="P75">}</text:p>
      <text:p text:style-name="P65">Пользователь был создан.</text:p>
      <text:p text:style-name="P1"/>
      <text:p text:style-name="P8"><text:span text:style-name="T20">2</text:span><text:span text:style-name="T1">. </text:span>GET <text:s text:c="3"/>/user/:id</text:p>
      <text:p text:style-name="P8"><text:span text:style-name="T49">Получить пользователя</text:span><text:span text:style-name="T1"> c id из запроса.</text:span></text:p>
      <text:p text:style-name="P1"/>
      <text:p text:style-name="P11">Нет тела запроса.</text:p>
      <text:p text:style-name="P26">=========================================================</text:p>
      <text:p text:style-name="P81">{</text:p>
      <text:p text:style-name="P81"><text:s text:c="2"/>"id": 1,</text:p>
      <text:p text:style-name="P81"><text:s text:c="2"/>"username": "admin2",</text:p>
      <text:p text:style-name="P81"><text:s text:c="2"/>"password": "614240232425311c142b2d01aa34e9a36bde480645a57fd69e14155dacfab5a3f9257b77fdc8d8",</text:p>
      <text:p text:style-name="P81"><text:s text:c="2"/>"is-active": true,</text:p>
      <text:p text:style-name="P81"><text:s text:c="2"/>"is-superuser": false,</text:p>
      <text:p text:style-name="P81"><text:s text:c="2"/>"is-staff": false,</text:p>
      <text:p text:style-name="P81"><text:s text:c="2"/>"first-name": "Иван",</text:p>
      <text:p text:style-name="P81"><text:s text:c="2"/>"last-name": "Иванов",</text:p>
      <text:p text:style-name="P81"><text:s text:c="2"/>"joining-date": "2022-05-19T14:44:15.207391+03:00",</text:p>
      <text:p text:style-name="P81"><text:s text:c="2"/>"last-login": "2022-05-19T14:44:15.207391+03:00"</text:p>
      <text:p text:style-name="P81">}</text:p>
      <text:p text:style-name="P65">Пользователь был получен.</text:p>
      <text:p text:style-name="P8"/>
      <text:p text:style-name="P8"><text:span text:style-name="T20">3</text:span><text:span text:style-name="T2">. </text:span>GET <text:s text:c="3"/>/user/all</text:p>
      <text:p text:style-name="P110"><text:span text:style-name="T49">Получить информацию</text:span><text:span text:style-name="T1"> о</text:span><text:span text:style-name="T2">бо всех пользователях в системе.</text:span></text:p>
      <text:p text:style-name="P2"/>
      <text:p text:style-name="P12">Нет тела запроса.</text:p>
      <text:p text:style-name="P26">=========================================================</text:p>
      <text:p text:style-name="P81">{</text:p>
      <text:p text:style-name="P81"><text:s text:c="2"/>"0": {</text:p>
      <text:p text:style-name="P81"><text:s text:c="4"/>"id": 0,</text:p>
      <text:p text:style-name="P81"><text:s text:c="4"/>"username": "admin",</text:p>
      <text:p text:style-name="P81"><text:s text:c="4"/>"password": "614240232425318c6976e5b5410415bde908bd4dee15dfb167a9c873fc4bb8a81f6f2ab448a918",</text:p>
      <text:p text:style-name="P81"><text:s text:c="4"/>"is-active": true,</text:p>
      <text:p text:style-name="P81"><text:s text:c="4"/>"is-superuser": true,</text:p>
      <text:p text:style-name="P81"><text:s text:c="4"/>"is-staff": false,</text:p>
      <text:p text:style-name="P81"><text:s text:c="4"/>"first-name": "",</text:p>
      <text:p text:style-name="P81"><text:s text:c="4"/>"last-name": "",</text:p>
      <text:p text:style-name="P81"><text:s text:c="4"/>"joining-date": "2022-05-11T09:32:41.115644+03:00",</text:p>
      <text:p text:style-name="P81"><text:s text:c="4"/>"last-login": "2022-05-19T14:44:11.863332+03:00"</text:p>
      <text:p text:style-name="P81"><text:s text:c="2"/>},</text:p>
      <text:p text:style-name="P81"><text:s text:c="2"/>"1": {</text:p>
      <text:p text:style-name="P81"><text:s text:c="4"/>"id": 1,</text:p>
      <text:p text:style-name="P81"><text:s text:c="4"/>"username": "admin2",</text:p>
      <text:p text:style-name="P81"><text:s text:c="4"/>"password": "614240232425311c142b2d01aa34e9a36bde480645a57fd69e14155dacfab5a3f9257b77fdc8d8",</text:p>
      <text:p text:style-name="P81"><text:s text:c="4"/>"is-active": true,</text:p>
      <text:p text:style-name="P81"><text:soft-page-break/><text:s text:c="4"/>"is-superuser": false,</text:p>
      <text:p text:style-name="P81"><text:s text:c="4"/>"is-staff": false,</text:p>
      <text:p text:style-name="P81"><text:s text:c="4"/>"first-name": "Иван",</text:p>
      <text:p text:style-name="P81"><text:s text:c="4"/>"last-name": "Иванов",</text:p>
      <text:p text:style-name="P81"><text:s text:c="4"/>"joining-date": "2022-05-19T14:44:15.207391+03:00",</text:p>
      <text:p text:style-name="P81"><text:s text:c="4"/>"last-login": "2022-05-19T14:44:15.207391+03:00"</text:p>
      <text:p text:style-name="P81"><text:s text:c="2"/>}</text:p>
      <text:p text:style-name="P81">}</text:p>
      <text:p text:style-name="P65">Все пользователи системы были получены.</text:p>
      <text:p text:style-name="P106"/>
      <text:p text:style-name="P151"><text:span text:style-name="T74">4</text:span><text:span text:style-name="T20">. POST <text:s/>/user/change_password</text:span></text:p>
      <text:p text:style-name="P154">Изменить пароль определенному пользователю.</text:p>
      <text:p text:style-name="P153"/>
      <text:p text:style-name="P145">{</text:p>
      <text:p text:style-name="P145"><text:s text:c="4"/>"username": "<text:span text:style-name="T74">vasya</text:span>",</text:p>
      <text:p text:style-name="P145"><text:s text:c="4"/>"password": "<text:span text:style-name="T74">vasya1</text:span>"</text:p>
      <text:p text:style-name="P147"><text:span text:style-name="T1">}</text:span></text:p>
      <text:p text:style-name="P148"><text:span text:style-name="T24">Поля "username" и "password" являются обязательными для заполнения.</text:span></text:p>
      <text:p text:style-name="P146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32">=</text:span></text:p>
      <text:p text:style-name="P150">{</text:p>
      <text:p text:style-name="P151"><text:span text:style-name="T15"><text:s text:c="2"/>"message": "User </text:span><text:span text:style-name="T16">password changed</text:span><text:span text:style-name="T15">."</text:span></text:p>
      <text:p text:style-name="P150">}</text:p>
      <text:p text:style-name="P151"><text:span text:style-name="T8">Пароль пользователю был изменен</text:span><text:span text:style-name="T9">.</text:span></text:p>
      <text:p text:style-name="P106"/>
      <text:p text:style-name="P8"><text:span text:style-name="T74">5</text:span><text:span text:style-name="T20">. </text:span>PATCH <text:s/>/user/:id</text:p>
      <text:p text:style-name="P105"><text:span text:style-name="T49">Ч</text:span>астично измен<text:span text:style-name="T49">ить </text:span>пользователя <text:span text:style-name="T1">c id из запроса.</text:span></text:p>
      <text:p text:style-name="P105"/>
      <text:p text:style-name="P10">{</text:p>
      <text:p text:style-name="P10"><text:s text:c="4"/>"username": "admin2_<text:span text:style-name="T20">edit</text:span>",</text:p>
      <text:p text:style-name="P10"><text:s text:c="4"/>"password": "admin2_<text:span text:style-name="T20">edit</text:span>",</text:p>
      <text:p text:style-name="P44"><text:span text:style-name="T1"><text:s text:c="4"/>"</text:span><text:span text:style-name="T20">is-active</text:span><text:span text:style-name="T1">": </text:span><text:span text:style-name="T20">false</text:span><text:span text:style-name="T1">,</text:span></text:p>
      <text:p text:style-name="P44"><text:span text:style-name="T1"><text:s text:c="4"/>"</text:span><text:span text:style-name="T20">is-superuser</text:span><text:span text:style-name="T1">": </text:span><text:span text:style-name="T20">true</text:span><text:span text:style-name="T1">,</text:span></text:p>
      <text:p text:style-name="P44"><text:span text:style-name="T1"><text:s text:c="4"/>"</text:span><text:span text:style-name="T20">is-staff</text:span><text:span text:style-name="T1">": </text:span><text:span text:style-name="T20">false</text:span><text:span text:style-name="T1">,</text:span></text:p>
      <text:p text:style-name="P44"><text:span text:style-name="T1"><text:s text:c="4"/>"</text:span><text:span text:style-name="T19">first-name</text:span><text:span text:style-name="T1">": "</text:span><text:span text:style-name="T20">Петр</text:span><text:span text:style-name="T1">",</text:span></text:p>
      <text:p text:style-name="P44"><text:span text:style-name="T1"><text:s text:c="4"/>"</text:span><text:span text:style-name="T19">last-name</text:span><text:span text:style-name="T1">": "</text:span><text:span text:style-name="T20">Петров</text:span><text:span text:style-name="T1">"</text:span></text:p>
      <text:p text:style-name="P10">}</text:p>
      <text:p text:style-name="P44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45"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</text:span><text:span text:style-name="T24">=</text:span><text:span text:style-name="T23">====</text:span></text:p>
      <text:p text:style-name="P82">{</text:p>
      <text:p text:style-name="P82"><text:s text:c="2"/>"message": "User partially updated."</text:p>
      <text:p text:style-name="P82">}</text:p>
      <text:p text:style-name="P65">Пользователь был частично обновлен.</text:p>
      <text:p text:style-name="Standard"/>
      <text:p text:style-name="P3"><text:span text:style-name="T74">6</text:span><text:span text:style-name="T21">. </text:span>DELETE /user/:id</text:p>
      <text:p text:style-name="P106"><text:span text:style-name="T49">У</text:span>дал<text:span text:style-name="T49">ить </text:span>пользователя <text:span text:style-name="T1">c id из запроса.</text:span></text:p>
      <text:p text:style-name="P106"/>
      <text:p text:style-name="P13">Нет тела запроса</text:p>
      <text:p text:style-name="P26">=======================</text:p>
      <text:p text:style-name="P81">{</text:p>
      <text:p text:style-name="P81"><text:s text:c="2"/>"message": "User partially updated."</text:p>
      <text:p text:style-name="P81">}</text:p>
      <text:p text:style-name="P66">Пользователь был удален.</text:p>
      <text:h text:style-name="P142" text:outline-level="2"><text:bookmark-start text:name="__RefHeading___Toc2322_189660337"/><text:soft-page-break/>Работа с группами<text:bookmark-end text:name="__RefHeading___Toc2322_189660337"/></text:h>
      <text:p text:style-name="P112"><text:tab/><text:tab/><text:tab/><text:tab/><text:tab/> POST <text:s text:c="2"/>/group</text:p>
      <text:p text:style-name="P112"><text:tab/><text:tab/><text:tab/><text:tab/><text:tab/> GET <text:s text:c="3"/>/group/:id</text:p>
      <text:p text:style-name="P112"><text:tab/><text:tab/><text:tab/><text:tab/><text:tab/> GET <text:s text:c="3"/>/group/all</text:p>
      <text:p text:style-name="P112"><text:tab/><text:tab/><text:tab/><text:tab/><text:tab/> PATCH <text:s/>/group/:id</text:p>
      <text:p text:style-name="P112"><text:tab/><text:tab/><text:tab/><text:tab/><text:tab/> DELETE /group/:id</text:p>
      <text:p text:style-name="P112"><text:tab/><text:tab/><text:tab/><text:tab/><text:tab/> POST <text:s text:c="2"/>/group/user/:id</text:p>
      <text:p text:style-name="P112"><text:tab/><text:tab/><text:tab/><text:tab/><text:tab/> GET <text:s text:c="3"/>/group/user/:id</text:p>
      <text:p text:style-name="P107"><text:tab/><text:tab/><text:tab/><text:tab/><text:tab/> DELETE /group/user/:id</text:p>
      <text:p text:style-name="P107"/>
      <text:p text:style-name="P107"><text:span text:style-name="T21">1. </text:span>POST <text:s text:c="2"/>/group</text:p>
      <text:p text:style-name="P107"><text:span text:style-name="T49">Создать группу</text:span><text:span text:style-name="T21">.</text:span></text:p>
      <text:p text:style-name="P106"/>
      <text:p text:style-name="P42">{</text:p>
      <text:p text:style-name="P108"><text:span text:style-name="T36"><text:s text:c="4"/>"name": "</text:span><text:span text:style-name="T37">New Group</text:span><text:span text:style-name="T36">"</text:span></text:p>
      <text:p text:style-name="P42">}</text:p>
      <text:p text:style-name="P25">Пол<text:span text:style-name="T21">е</text:span> "name" явля<text:span text:style-name="T21">е</text:span>тся обязательным для заполнения.</text:p>
      <text:p text:style-name="P27">==================================</text:p>
      <text:p text:style-name="P82">{</text:p>
      <text:p text:style-name="P82"><text:s text:c="2"/>"message": "Group created."</text:p>
      <text:p text:style-name="P82">}</text:p>
      <text:p text:style-name="P65">Группа была создана.</text:p>
      <text:p text:style-name="P107"/>
      <text:p text:style-name="P107"><text:span text:style-name="T21">2. </text:span>GET <text:s text:c="3"/>/group/:id</text:p>
      <text:p text:style-name="P107"><text:span text:style-name="T49">Получить группу</text:span><text:span text:style-name="T21"> с id из запроса.</text:span></text:p>
      <text:p text:style-name="P106"/>
      <text:p text:style-name="P13">Нет тела запроса.</text:p>
      <text:p text:style-name="P28">==============</text:p>
      <text:p text:style-name="P83">{</text:p>
      <text:p text:style-name="P83"><text:s text:c="2"/>"id": <text:span text:style-name="T43">2</text:span>,</text:p>
      <text:p text:style-name="P115"><text:span text:style-name="T12"><text:s text:c="2"/>"name": "</text:span><text:span text:style-name="T13">New Group</text:span><text:span text:style-name="T12">"</text:span></text:p>
      <text:p text:style-name="P83">}</text:p>
      <text:p text:style-name="P66">Группа была получена.</text:p>
      <text:p text:style-name="P107"/>
      <text:p text:style-name="P107"><text:span text:style-name="T21">3. </text:span>GET <text:s text:c="3"/>/group/all</text:p>
      <text:p text:style-name="P108"><text:span text:style-name="T49">П</text:span><text:span text:style-name="T1">олуч</text:span><text:span text:style-name="T49">ить</text:span><text:span text:style-name="T1"> информацию о</text:span><text:span text:style-name="T2">бо всех </text:span><text:span text:style-name="T22">группах</text:span><text:span text:style-name="T2"> в системе.</text:span></text:p>
      <text:p text:style-name="P108"/>
      <text:p text:style-name="P14">Нет тела запроса.</text:p>
      <text:p text:style-name="P29">===============<text:span text:style-name="T47">==</text:span></text:p>
      <text:p text:style-name="P78">{</text:p>
      <text:p text:style-name="P78"><text:s text:c="2"/>"<text:span text:style-name="T43">0</text:span>": {</text:p>
      <text:p text:style-name="P78"><text:s text:c="4"/>"id": <text:span text:style-name="T43">0</text:span>,</text:p>
      <text:p text:style-name="P78"><text:s text:c="4"/>"name": "Info Writers"</text:p>
      <text:p text:style-name="P78"><text:s text:c="2"/>}</text:p>
      <text:p text:style-name="P78">}</text:p>
      <text:p text:style-name="P79">{</text:p>
      <text:p text:style-name="P79"><text:s text:c="2"/>"<text:span text:style-name="T43">1</text:span>": {</text:p>
      <text:p text:style-name="P79"><text:s text:c="4"/>"id": <text:span text:style-name="T43">1</text:span>,</text:p>
      <text:p text:style-name="P116"><text:span text:style-name="T14"><text:s text:c="4"/>"name": "</text:span><text:span text:style-name="T13">Video Watchers</text:span><text:span text:style-name="T14">"</text:span></text:p>
      <text:p text:style-name="P79"><text:s text:c="2"/>}</text:p>
      <text:p text:style-name="P79">}</text:p>
      <text:p text:style-name="P79">{</text:p>
      <text:p text:style-name="P79"><text:soft-page-break/><text:s text:c="2"/>"<text:span text:style-name="T43">2</text:span>": {</text:p>
      <text:p text:style-name="P79"><text:s text:c="4"/>"id": <text:span text:style-name="T43">2</text:span>,</text:p>
      <text:p text:style-name="P79"><text:s text:c="4"/>"name": "<text:span text:style-name="T43">New Group</text:span>"</text:p>
      <text:p text:style-name="P79"><text:s text:c="2"/>}</text:p>
      <text:p text:style-name="P79">}</text:p>
      <text:p text:style-name="P70">Все группы были получены.</text:p>
      <text:p text:style-name="P107"/>
      <text:p text:style-name="P107"><text:span text:style-name="T22">4. </text:span>PATCH <text:s/>/group/:id</text:p>
      <text:p text:style-name="P108"><text:span text:style-name="T49">Ч</text:span><text:span text:style-name="T20">астично измен</text:span><text:span text:style-name="T49">ить</text:span><text:span text:style-name="T20"> </text:span><text:span text:style-name="T49">г</text:span><text:span text:style-name="T22">рупп</text:span><text:span text:style-name="T49">у</text:span><text:span text:style-name="T20"> </text:span><text:span text:style-name="T1">c id из запроса.</text:span></text:p>
      <text:p text:style-name="P108"/>
      <text:p text:style-name="P43">{</text:p>
      <text:p text:style-name="P43"><text:s text:c="4"/>"name": "<text:span text:style-name="T43">Some Group</text:span>"</text:p>
      <text:p text:style-name="P43">}</text:p>
      <text:p text:style-name="P43"><text:span text:style-name="T25">Изменяются только те поля, значения которых не равны «», или не указаны </text:span><text:span text:style-name="T26">вовсе</text:span><text:span text:style-name="T24">.</text:span></text:p>
      <text:p text:style-name="P46"><text:span text:style-name="T24">=</text:span><text:span text:style-name="T23">====================================================</text:span></text:p>
      <text:p text:style-name="P84">{</text:p>
      <text:p text:style-name="P84"><text:s text:c="2"/>"message": "Group partially updated."</text:p>
      <text:p text:style-name="P84">}</text:p>
      <text:p text:style-name="P68">Группа частично изменена.</text:p>
      <text:p text:style-name="P107"/>
      <text:p text:style-name="P107"/>
      <text:p text:style-name="P107"><text:span text:style-name="T22">5. </text:span>DELETE /group/:id</text:p>
      <text:p text:style-name="P108"><text:span text:style-name="T49">У</text:span><text:span text:style-name="T21">дал</text:span><text:span text:style-name="T49">ить</text:span><text:span text:style-name="T21"> </text:span><text:span text:style-name="T22">группу</text:span><text:span text:style-name="T21"> </text:span><text:span text:style-name="T1">c id из запроса.</text:span></text:p>
      <text:p text:style-name="P108"/>
      <text:p text:style-name="P14">Нет тела запроса.</text:p>
      <text:p text:style-name="P29">==================</text:p>
      <text:p text:style-name="P84">{</text:p>
      <text:p text:style-name="P84"><text:s text:c="2"/>"message": "Group deleted."</text:p>
      <text:p text:style-name="P84">}</text:p>
      <text:p text:style-name="P68">Группа была удалена.</text:p>
      <text:p text:style-name="P107"/>
      <text:p text:style-name="P107"><text:span text:style-name="T22">6. </text:span>POST <text:s text:c="2"/>/group/user/:id</text:p>
      <text:p text:style-name="P108"><text:span text:style-name="T49">Создать связь пользователя</text:span><text:span text:style-name="T22"> с id из запроса </text:span><text:span text:style-name="T49">с</text:span><text:span text:style-name="T22"> группам</text:span><text:span text:style-name="T49">и</text:span><text:span text:style-name="T22">, </text:span><text:span text:style-name="T35">список id которых передается </text:span><text:span text:style-name="T22">в теле </text:span><text:span text:style-name="T35">запроса</text:span><text:span text:style-name="T22">.</text:span></text:p>
      <text:p text:style-name="P108"/>
      <text:p text:style-name="P43">{</text:p>
      <text:p text:style-name="P43"><text:s text:c="4"/>"group-ids": [0, 1]</text:p>
      <text:p text:style-name="P43">}</text:p>
      <text:p text:style-name="P43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47"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</text:span><text:span text:style-name="T26">=</text:span><text:span text:style-name="T23">==</text:span></text:p>
      <text:p text:style-name="P85">{</text:p>
      <text:p text:style-name="P85"><text:s text:c="2"/>"message": "User groups set."</text:p>
      <text:p text:style-name="P85">}</text:p>
      <text:p text:style-name="P69">Пользователь был добавлен в группы.</text:p>
      <text:p text:style-name="P107"/>
      <text:p text:style-name="P107"><text:span text:style-name="T22">7. </text:span>GET <text:s text:c="3"/>/group/user/:id</text:p>
      <text:p text:style-name="P111"><text:span text:style-name="T49">Получить</text:span><text:span text:style-name="T35"> список id групп, к которым </text:span><text:span text:style-name="T49">привязан</text:span><text:span text:style-name="T35"> пользователь с id из запроса.</text:span></text:p>
      <text:p text:style-name="P109"/>
      <text:p text:style-name="P15">Нет тела запроса.</text:p>
      <text:p text:style-name="P30">==========================================</text:p>
      <text:p text:style-name="P80">{</text:p>
      <text:p text:style-name="P80"><text:soft-page-break/><text:s text:c="2"/>"group-ids": [</text:p>
      <text:p text:style-name="P80"><text:s text:c="4"/><text:span text:style-name="T44">0,</text:span></text:p>
      <text:p text:style-name="P85"><text:s text:c="4"/>1</text:p>
      <text:p text:style-name="P80"><text:s text:c="2"/>]</text:p>
      <text:p text:style-name="P80">}</text:p>
      <text:p text:style-name="P69">Список id групп в которых есть данный пользователь был получен.</text:p>
      <text:p text:style-name="P107"/>
      <text:p text:style-name="P107"><text:span text:style-name="T22">8. </text:span>DELETE /group/user/:id</text:p>
      <text:p text:style-name="P125">Удалить связь пользователя с id из запроса со списком id групп, передаваемых в теле запроса.</text:p>
      <text:p text:style-name="P107"/>
      <text:p text:style-name="P49">{</text:p>
      <text:p text:style-name="P49"><text:s text:c="4"/>"group-ids": [<text:span text:style-name="T44">0, 1</text:span>]</text:p>
      <text:p text:style-name="P49">}</text:p>
      <text:p text:style-name="P47"><text:span text:style-name="T26">Передаваемый </text:span><text:span text:style-name="T27">список</text:span><text:span text:style-name="T26"> «[0, 1]» должен заполняться только целыми числами &gt;= 0, и не должен быть пустым.</text:span></text:p>
      <text:p text:style-name="P47"><text:span text:style-name="T26">=</text:span><text:span text:style-name="T23">======================================================</text:span></text:p>
      <text:p text:style-name="P92">{</text:p>
      <text:p text:style-name="P92"><text:s text:c="2"/>"message": "User groups deleted."</text:p>
      <text:p text:style-name="P92">}</text:p>
      <text:p text:style-name="P69">Пользовательские связи с перечисленными группами были удалены.</text:p>
      <text:h text:style-name="P142" text:outline-level="2"><text:bookmark-start text:name="__RefHeading___Toc2324_189660337"/>Работа с разрешениями<text:bookmark-end text:name="__RefHeading___Toc2324_189660337"/></text:h>
      <text:p text:style-name="P117"><text:tab/><text:tab/><text:tab/><text:tab/><text:tab/>GET <text:s text:c="3"/>/perm/all</text:p>
      <text:p text:style-name="P117"><text:tab/><text:tab/><text:tab/><text:tab/><text:tab/>POST <text:s text:c="2"/>/perm/user/:id</text:p>
      <text:p text:style-name="P117"><text:tab/><text:tab/><text:tab/><text:tab/><text:tab/>GET <text:s text:c="3"/>/perm/user/:id</text:p>
      <text:p text:style-name="P117"><text:tab/><text:tab/><text:tab/><text:tab/><text:tab/>DELETE /perm/user/:id</text:p>
      <text:p text:style-name="P117"><text:tab/><text:tab/><text:tab/><text:tab/><text:tab/>POST <text:s text:c="2"/>/perm/group/:id</text:p>
      <text:p text:style-name="P117"><text:tab/><text:tab/><text:tab/><text:tab/><text:tab/>GET <text:s text:c="3"/>/perm/group/:id</text:p>
      <text:p text:style-name="P115"><text:tab/><text:tab/><text:tab/><text:tab/><text:tab/>DELETE /perm/group/:id</text:p>
      <text:p text:style-name="P115"/>
      <text:p text:style-name="P117"><text:span text:style-name="T45">1. </text:span>GET <text:s text:c="3"/>/perm/all</text:p>
      <text:p text:style-name="P118">Получить информацию обо всех разрешениях в системе.</text:p>
      <text:p text:style-name="P118"/>
      <text:p text:style-name="P16">Нет тела запроса.</text:p>
      <text:p text:style-name="P31">========================<text:span text:style-name="T45">=</text:span></text:p>
      <text:p text:style-name="P93">{</text:p>
      <text:p text:style-name="P93"><text:s text:c="2"/>"0": {</text:p>
      <text:p text:style-name="P93"><text:s text:c="4"/>"id": 0,</text:p>
      <text:p text:style-name="P93"><text:s text:c="4"/>"name": "Can create a User",</text:p>
      <text:p text:style-name="P93"><text:s text:c="4"/>"code-name": "post_user"</text:p>
      <text:p text:style-name="P93"><text:s text:c="2"/>},</text:p>
      <text:p text:style-name="P93"><text:s text:c="2"/>"1": {</text:p>
      <text:p text:style-name="P93"><text:s text:c="4"/>"id": 1,</text:p>
      <text:p text:style-name="P93"><text:s text:c="4"/>"name": "Can get a User",</text:p>
      <text:p text:style-name="P93"><text:s text:c="4"/>"code-name": "get_user"</text:p>
      <text:p text:style-name="P93"><text:s text:c="2"/>},</text:p>
      <text:p text:style-name="P93"><text:s text:c="2"/>"2": {</text:p>
      <text:p text:style-name="P93"><text:s text:c="4"/>"id": 2,</text:p>
      <text:p text:style-name="P93"><text:s text:c="4"/>"name": "Can get all of the Users",</text:p>
      <text:p text:style-name="P93"><text:s text:c="4"/>"code-name": "get_all_users"</text:p>
      <text:p text:style-name="P93"><text:s text:c="2"/>},</text:p>
      <text:p text:style-name="P93"><text:s text:c="2"/>"3": {</text:p>
      <text:p text:style-name="P93"><text:soft-page-break/><text:s text:c="4"/>"id": 3,</text:p>
      <text:p text:style-name="P93"><text:s text:c="4"/>"name": "Can partially update a User",</text:p>
      <text:p text:style-name="P93"><text:s text:c="4"/>"code-name": "patch_user"</text:p>
      <text:p text:style-name="P93"><text:s text:c="2"/>},</text:p>
      <text:p text:style-name="P93"><text:s text:c="2"/>"4": {</text:p>
      <text:p text:style-name="P93"><text:s text:c="4"/>"id": 4,</text:p>
      <text:p text:style-name="P93"><text:s text:c="4"/>"name": "Can delete a User",</text:p>
      <text:p text:style-name="P93"><text:s text:c="4"/>"code-name": "delete_user"</text:p>
      <text:p text:style-name="P93"><text:s text:c="2"/>}</text:p>
      <text:p text:style-name="P93">}</text:p>
      <text:p text:style-name="P70">Все разрешения были получены для просмотра.</text:p>
      <text:p text:style-name="P118"/>
      <text:p text:style-name="P117"><text:span text:style-name="T45">2. </text:span>POST <text:s text:c="2"/>/perm/user/:id</text:p>
      <text:p text:style-name="P117"><text:span text:style-name="T49">Создать связь пользователя</text:span><text:span text:style-name="T45"> с id из запроса </text:span><text:span text:style-name="T49">со </text:span><text:span text:style-name="T45">списк</text:span><text:span text:style-name="T49">ом</text:span><text:span text:style-name="T45"> id разрешений.</text:span></text:p>
      <text:p text:style-name="P118"/>
      <text:p text:style-name="P50">{</text:p>
      <text:p text:style-name="P50"><text:s text:c="4"/>"perm-ids": [5, 6, 7]</text:p>
      <text:p text:style-name="P50">}</text:p>
      <text:p text:style-name="P50"><text:span text:style-name="T26">Передаваемый </text:span><text:span text:style-name="T27">список</text:span><text:span text:style-name="T26"> «[</text:span><text:span text:style-name="T23">5</text:span><text:span text:style-name="T26">, </text:span><text:span text:style-name="T23">6, 7</text:span><text:span text:style-name="T26">]» должен заполняться только целыми числами &gt;= 0, и не должен быть пустым.</text:span></text:p>
      <text:p text:style-name="P50">====================================================================</text:p>
      <text:p text:style-name="P93">{</text:p>
      <text:p text:style-name="P93"><text:s text:c="2"/>"message": "User permissions set."</text:p>
      <text:p text:style-name="P93">}</text:p>
      <text:p text:style-name="P117"><text:span text:style-name="T4">Разрешения были </text:span><text:span text:style-name="T5">даны</text:span><text:span text:style-name="T4"> пользователю.</text:span></text:p>
      <text:p text:style-name="P118"/>
      <text:p text:style-name="P117"><text:span text:style-name="T45">3. </text:span>GET <text:s text:c="3"/>/perm/user/:id</text:p>
      <text:p text:style-name="P122"><text:span text:style-name="T46">Получить список всех разрешений, </text:span><text:span text:style-name="T49">связанных с</text:span><text:span text:style-name="T46"> пользовате</text:span><text:span text:style-name="T49">лем </text:span><text:span text:style-name="T46">с id из запроса.</text:span></text:p>
      <text:p text:style-name="P120"/>
      <text:p text:style-name="P17">Нет тела запроса.</text:p>
      <text:p text:style-name="P32">========================<text:span text:style-name="T45">=</text:span><text:span text:style-name="T46">=================================</text:span></text:p>
      <text:p text:style-name="P95">{</text:p>
      <text:p text:style-name="P95"><text:s text:c="2"/>"perm-ids": [5, 6, 7]</text:p>
      <text:p text:style-name="P95">}</text:p>
      <text:p text:style-name="P71">Список данных пользователю с id из запроса разрешений был получен. В случае, если личных разрешений нет у пользователя, вместо списка отправляется «null».</text:p>
      <text:p text:style-name="P117"/>
      <text:p text:style-name="P117"><text:span text:style-name="T45">4. </text:span>DELETE /perm/user/:id</text:p>
      <text:p text:style-name="P122"><text:span text:style-name="T46">Удалить список id разрешений, </text:span><text:span text:style-name="T49">связанных с</text:span><text:span text:style-name="T46"> пользовате</text:span><text:span text:style-name="T49">лем</text:span><text:span text:style-name="T46"> с id из запроса.</text:span></text:p>
      <text:p text:style-name="P122"/>
      <text:p text:style-name="P52">{</text:p>
      <text:p text:style-name="P52"><text:s text:c="4"/>"perm-ids": [<text:span text:style-name="T46">5, 6, 7</text:span>]</text:p>
      <text:p text:style-name="P52">}</text:p>
      <text:p text:style-name="P52"><text:span text:style-name="T26">Передаваемый </text:span><text:span text:style-name="T27">список</text:span><text:span text:style-name="T26"> «[</text:span><text:span text:style-name="T28">5</text:span><text:span text:style-name="T26">, </text:span><text:span text:style-name="T28">6, 7</text:span><text:span text:style-name="T26">]» должен заполняться только целыми числами &gt;= 0, и не должен быть пустым.</text:span></text:p>
      <text:p text:style-name="P53"><text:span text:style-name="T26">=</text:span><text:span text:style-name="T23">========================================================</text:span></text:p>
      <text:p text:style-name="P97">{</text:p>
      <text:p text:style-name="P97"><text:s text:c="2"/>"message": "User permissions deleted."</text:p>
      <text:p text:style-name="P97">}</text:p>
      <text:p text:style-name="P71">Пользовательские разрешения из списка были удалены у пользователя с id из запроса.</text:p>
      <text:p text:style-name="P120"/>
      <text:p text:style-name="P123"><text:span text:style-name="T48">5</text:span><text:span text:style-name="T45">. </text:span>POST <text:s text:c="2"/>/perm/<text:span text:style-name="T48">group</text:span>/:id</text:p>
      <text:p text:style-name="P124"><text:soft-page-break/><text:span text:style-name="T49">Создать связь группы</text:span><text:span text:style-name="T45"> с id из запроса </text:span><text:span text:style-name="T49">со </text:span><text:span text:style-name="T45">списк</text:span><text:span text:style-name="T49">ом</text:span><text:span text:style-name="T45"> id разрешений.</text:span></text:p>
      <text:p text:style-name="P119"/>
      <text:p text:style-name="P51">{</text:p>
      <text:p text:style-name="P51"><text:s text:c="4"/>"perm-ids": [<text:span text:style-name="T48">4, 2, 1, 3</text:span>]</text:p>
      <text:p text:style-name="P51">}</text:p>
      <text:p text:style-name="P51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1">====================================================================</text:p>
      <text:p text:style-name="P94">{</text:p>
      <text:p text:style-name="P123"><text:span text:style-name="T17"><text:s text:c="2"/>"message": "</text:span><text:span text:style-name="T18">Group</text:span><text:span text:style-name="T17"> permissions set."</text:span></text:p>
      <text:p text:style-name="P94">}</text:p>
      <text:p text:style-name="P123"><text:span text:style-name="T4">Разрешения были </text:span><text:span text:style-name="T5">даны</text:span><text:span text:style-name="T4"> </text:span><text:span text:style-name="T6">группе</text:span><text:span text:style-name="T4">.</text:span></text:p>
      <text:p text:style-name="P119"/>
      <text:p text:style-name="P123"><text:span text:style-name="T48">6</text:span><text:span text:style-name="T45">. </text:span>GET <text:s text:c="3"/>/perm/<text:span text:style-name="T48">group</text:span>/:id</text:p>
      <text:p text:style-name="P124"><text:span text:style-name="T46">Получить список всех разрешений, </text:span><text:span text:style-name="T49">связанных с</text:span><text:span text:style-name="T46"> </text:span><text:span text:style-name="T49">группой </text:span><text:span text:style-name="T46">с id из запроса.</text:span></text:p>
      <text:p text:style-name="P121"/>
      <text:p text:style-name="P18">Нет тела запроса.</text:p>
      <text:p text:style-name="P33">========================<text:span text:style-name="T45">=</text:span><text:span text:style-name="T46">=================================</text:span></text:p>
      <text:p text:style-name="P96">{</text:p>
      <text:p text:style-name="P98"><text:span text:style-name="T46"><text:s text:c="2"/>"perm-ids": [</text:span><text:span text:style-name="T48">4, 2, 1, 3</text:span><text:span text:style-name="T46">]</text:span></text:p>
      <text:p text:style-name="P96">}</text:p>
      <text:p text:style-name="P123"><text:span text:style-name="T5">Список данных </text:span><text:span text:style-name="T6">группе</text:span><text:span text:style-name="T5"> с id из запроса разрешений был получен. В случае, если разрешений нет у </text:span><text:span text:style-name="T6">группы</text:span><text:span text:style-name="T5">, вместо списка отправляется «null».</text:span></text:p>
      <text:p text:style-name="P123"/>
      <text:p text:style-name="P123"><text:span text:style-name="T48">7</text:span><text:span text:style-name="T45">. </text:span>DELETE /perm/<text:span text:style-name="T48">group</text:span>/:id</text:p>
      <text:p text:style-name="P124"><text:span text:style-name="T46">Удалить список id разрешений, </text:span><text:span text:style-name="T49">связанных с</text:span><text:span text:style-name="T46"> </text:span><text:span text:style-name="T49">группой</text:span><text:span text:style-name="T46"> с id из запроса.</text:span></text:p>
      <text:p text:style-name="P123"/>
      <text:p text:style-name="P56">{</text:p>
      <text:p text:style-name="P56"><text:s text:c="4"/>"perm-ids": [<text:span text:style-name="T48">4, 2, 1, 3</text:span>]</text:p>
      <text:p text:style-name="P56">}</text:p>
      <text:p text:style-name="P56"><text:span text:style-name="T26">Передаваемый </text:span><text:span text:style-name="T27">список</text:span><text:span text:style-name="T26"> «[</text:span><text:span text:style-name="T30">4, 2, 1, 3</text:span><text:span text:style-name="T26">]» должен заполняться только целыми числами &gt;= 0, и не должен быть пустым.</text:span></text:p>
      <text:p text:style-name="P54"><text:span text:style-name="T26">=</text:span><text:span text:style-name="T23">========================================================</text:span></text:p>
      <text:p text:style-name="P98">{</text:p>
      <text:p text:style-name="P123"><text:span text:style-name="T3"><text:s text:c="2"/>"message": "</text:span><text:span text:style-name="T18">Group</text:span><text:span text:style-name="T3"> permissions deleted."</text:span></text:p>
      <text:p text:style-name="P98">}</text:p>
      <text:p text:style-name="P123"><text:span text:style-name="T6">Групповые</text:span><text:span text:style-name="T5"> разрешения из списка были удалены у </text:span><text:span text:style-name="T6">группы</text:span><text:span text:style-name="T5"> с id из запроса.</text:span></text:p>
      <text:h text:style-name="P142" text:outline-level="2"><text:bookmark-start text:name="__RefHeading___Toc2326_189660337"/>Работа с инфо<text:bookmark-end text:name="__RefHeading___Toc2326_189660337"/></text:h>
      <text:p text:style-name="P123"><text:tab/><text:tab/><text:tab/><text:tab/><text:tab/> <text:s text:c="5"/>POST <text:s text:c="2"/>/info</text:p>
      <text:p text:style-name="P123"><text:tab/><text:tab/><text:tab/><text:tab/><text:tab/> <text:s text:c="5"/>GET <text:s text:c="3"/>/info/:id</text:p>
      <text:p text:style-name="P123"><text:tab/><text:tab/><text:tab/><text:tab/><text:tab/> <text:s text:c="5"/>GET <text:s text:c="3"/>/info/all</text:p>
      <text:p text:style-name="P123"><text:tab/><text:tab/><text:tab/><text:tab/><text:tab/> <text:s text:c="5"/>PATCH <text:s/>/info/:id</text:p>
      <text:p text:style-name="P115"><text:tab/><text:tab/><text:tab/><text:tab/><text:tab/> <text:s text:c="5"/>DELETE /info/:id</text:p>
      <text:p text:style-name="P115"/>
      <text:p text:style-name="P123"><text:span text:style-name="T49">1. </text:span>POST <text:s text:c="2"/>/info</text:p>
      <text:p text:style-name="P125">Создать инфо.</text:p>
      <text:p text:style-name="P125"/>
      <text:p text:style-name="P57">{</text:p>
      <text:p text:style-name="P57"><text:s text:c="4"/>"stream": "dfmgldmnldndnfgdkfgn",</text:p>
      <text:p text:style-name="P57"><text:s text:c="4"/>"start-period": "2022-05-18 16:13:51.973640+03",</text:p>
      <text:p text:style-name="P57"><text:s text:c="4"/>"stop-period": "2022-05-18 16:13:51.973640+03",</text:p>
      <text:p text:style-name="P57"><text:soft-page-break/><text:s text:c="4"/>"life-time": "2022-05-18 16:13:51.973640+03"</text:p>
      <text:p text:style-name="P57">}</text:p>
      <text:p text:style-name="P37"><text:span text:style-name="T50">Поле </text:span><text:span text:style-name="T49">"stream" </text:span><text:span text:style-name="T50">является обязательным для заполнения.</text:span></text:p>
      <text:p text:style-name="P60">=========================================</text:p>
      <text:p text:style-name="P99">{</text:p>
      <text:p text:style-name="P99"><text:s text:c="2"/>"message": "Info created."</text:p>
      <text:p text:style-name="P99">}</text:p>
      <text:p text:style-name="P72">Инфо было создано.</text:p>
      <text:p text:style-name="P126"/>
      <text:p text:style-name="P124"><text:span text:style-name="T49">2. </text:span>GET <text:s text:c="3"/>/info/:id</text:p>
      <text:p text:style-name="P125">Получить инфо.</text:p>
      <text:p text:style-name="P125"/>
      <text:p text:style-name="P19">Нет тела запроса.</text:p>
      <text:p text:style-name="P35">========================<text:span text:style-name="T45">=</text:span><text:span text:style-name="T46">=========</text:span></text:p>
      <text:p text:style-name="P100">{</text:p>
      <text:p text:style-name="P100"><text:s text:c="2"/>"id": 1,</text:p>
      <text:p text:style-name="P100"><text:s text:c="2"/>"stream": "dfmgldmnldndnfgdkfgn",</text:p>
      <text:p text:style-name="P100"><text:s text:c="2"/>"start-period": "2022-05-18T16:13:51.97364+03:00",</text:p>
      <text:p text:style-name="P100"><text:s text:c="2"/>"stop-period": "2022-05-18T16:13:51.97364+03:00",</text:p>
      <text:p text:style-name="P100"><text:s text:c="2"/>"life-time": "2022-05-18T16:13:51.97364+03:00",</text:p>
      <text:p text:style-name="P100"><text:s text:c="2"/>"user-id": 0,</text:p>
      <text:p text:style-name="P100"><text:s text:c="2"/>"creation-date": "2022-05-19T16:37:43.258895+03:00"</text:p>
      <text:p text:style-name="P100">}</text:p>
      <text:p text:style-name="P72">Инфо было получено.</text:p>
      <text:p text:style-name="P125"/>
      <text:p text:style-name="P124"><text:span text:style-name="T49">3. </text:span>GET <text:s text:c="3"/>/info/all</text:p>
      <text:p text:style-name="P125">Получить все записи инфо в системе.</text:p>
      <text:p text:style-name="P125"/>
      <text:p text:style-name="P19">Нет тела запроса.</text:p>
      <text:p text:style-name="P34">========================<text:span text:style-name="T45">=</text:span><text:span text:style-name="T46">=========</text:span><text:span text:style-name="T50">=</text:span></text:p>
      <text:p text:style-name="P100">{</text:p>
      <text:p text:style-name="P100"><text:s text:c="2"/>"1": {</text:p>
      <text:p text:style-name="P100"><text:s text:c="4"/>"id": 1,</text:p>
      <text:p text:style-name="P100"><text:s text:c="4"/>"stream": "dfmgldmnldndnfgdkfgn",</text:p>
      <text:p text:style-name="P100"><text:s text:c="4"/>"start-period": "2022-05-18T16:13:51.97364+03:00",</text:p>
      <text:p text:style-name="P100"><text:s text:c="4"/>"stop-period": "2022-05-18T16:13:51.97364+03:00",</text:p>
      <text:p text:style-name="P100"><text:s text:c="4"/>"life-time": "2022-05-18T16:13:51.97364+03:00",</text:p>
      <text:p text:style-name="P100"><text:s text:c="4"/>"user-id": 0,</text:p>
      <text:p text:style-name="P100"><text:s text:c="4"/>"creation-date": "2022-05-19T16:37:43.258895+03:00"</text:p>
      <text:p text:style-name="P100"><text:s text:c="2"/>},</text:p>
      <text:p text:style-name="P100"><text:s text:c="2"/>"2": {</text:p>
      <text:p text:style-name="P100"><text:s text:c="4"/>"id": 2,</text:p>
      <text:p text:style-name="P101"><text:span text:style-name="T49"><text:s text:c="4"/>"stream": "</text:span><text:span text:style-name="T50">wernwernjwnerjknwerkjnw</text:span><text:span text:style-name="T49">",</text:span></text:p>
      <text:p text:style-name="P100"><text:s text:c="4"/>"start-period": "2022-05-18T16:13:51.97364+03:00",</text:p>
      <text:p text:style-name="P100"><text:s text:c="4"/>"stop-period": "2022-05-18T16:13:51.97364+03:00",</text:p>
      <text:p text:style-name="P100"><text:s text:c="4"/>"life-time": "2022-05-18T16:13:51.97364+03:00",</text:p>
      <text:p text:style-name="P100"><text:s text:c="4"/>"user-id": 0,</text:p>
      <text:p text:style-name="P100"><text:s text:c="4"/>"creation-date": "2022-05-19T16:41:02.697301+03:00"</text:p>
      <text:p text:style-name="P100"><text:s text:c="2"/>}</text:p>
      <text:p text:style-name="P100">}</text:p>
      <text:p text:style-name="P127"><text:span text:style-name="T4">Все </text:span><text:span text:style-name="T7">инфо</text:span><text:span text:style-name="T4"> были получены.</text:span></text:p>
      <text:p text:style-name="P125"/>
      <text:p text:style-name="P124"><text:soft-page-break/><text:span text:style-name="T49">4. </text:span>PATCH <text:s/>/info/:id</text:p>
      <text:p text:style-name="P125">Частично изменить инфо.</text:p>
      <text:p text:style-name="P125"/>
      <text:p text:style-name="P57">{</text:p>
      <text:p text:style-name="P57"><text:s text:c="4"/>"stream": "qwerty"</text:p>
      <text:p text:style-name="P58"><text:s text:c="4"/>"start-period": "2022-0<text:span text:style-name="T50">1</text:span>-18T16:13:51.97364+03:00",</text:p>
      <text:p text:style-name="P58"><text:s text:c="4"/>"stop-period": "2022-0<text:span text:style-name="T50">2</text:span>-18T16:13:51.97364+03:00",</text:p>
      <text:p text:style-name="P58"><text:s text:c="4"/>"life-time": "2022-0<text:span text:style-name="T50">3</text:span>-18T16:13:51.97364+03:00",</text:p>
      <text:p text:style-name="P58"><text:s text:c="4"/>"user-id": 0,</text:p>
      <text:p text:style-name="P58"><text:s text:c="4"/>"creation-date": "2022-0<text:span text:style-name="T50">4</text:span>-19T16:41:02.697301+03:00"</text:p>
      <text:p text:style-name="P57">}</text:p>
      <text:p text:style-name="P58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0">======================================================================</text:p>
      <text:p text:style-name="P99">{</text:p>
      <text:p text:style-name="P99"><text:s text:c="2"/>"message": "Info partially updated."</text:p>
      <text:p text:style-name="P99">}</text:p>
      <text:p text:style-name="P72">Инфо было частично обновлено.</text:p>
      <text:p text:style-name="P126"/>
      <text:p text:style-name="P124"><text:span text:style-name="T49">5. </text:span>DELETE /info/:id</text:p>
      <text:p text:style-name="P125">Удалить инфо.</text:p>
      <text:p text:style-name="P125"/>
      <text:p text:style-name="P20">Нет тела запроса.</text:p>
      <text:p text:style-name="P36">================<text:span text:style-name="T51">=</text:span></text:p>
      <text:p text:style-name="P100">{</text:p>
      <text:p text:style-name="P100"><text:s text:c="2"/>"message": "Info deleted."</text:p>
      <text:p text:style-name="P100">}</text:p>
      <text:p text:style-name="P73">Инфо было удалено.</text:p>
      <text:h text:style-name="P142" text:outline-level="2"><text:bookmark-start text:name="__RefHeading___Toc2328_189660337"/>Работа с видео<text:bookmark-end text:name="__RefHeading___Toc2328_189660337"/></text:h>
      <text:p text:style-name="P115"><text:s text:c="9"/><text:tab/><text:tab/><text:tab/><text:tab/><text:tab/> <text:s text:c="4"/>POST <text:s text:c="2"/>/video</text:p>
      <text:p text:style-name="P123"><text:tab/><text:tab/><text:tab/><text:tab/><text:tab/> <text:s text:c="4"/>GET <text:s text:c="3"/>/video/:id</text:p>
      <text:p text:style-name="P123"><text:tab/><text:tab/><text:tab/><text:tab/><text:tab/> <text:s text:c="4"/>GET <text:s text:c="3"/>/video/all</text:p>
      <text:p text:style-name="P123"><text:tab/><text:tab/><text:tab/><text:tab/><text:tab/> <text:s text:c="4"/>PATCH <text:s/>/video/:id</text:p>
      <text:p text:style-name="Standard"><text:tab/><text:tab/><text:tab/><text:tab/><text:tab/> <text:s text:c="4"/>DELETE /video/:id</text:p>
      <text:p text:style-name="Standard"/>
      <text:p text:style-name="P123"><text:span text:style-name="T51">1</text:span>. POST <text:s text:c="2"/>/video</text:p>
      <text:p text:style-name="P124"><text:span text:style-name="T49">Создать </text:span><text:span text:style-name="T51">видео</text:span><text:span text:style-name="T49">.</text:span></text:p>
      <text:p text:style-name="P125"/>
      <text:p text:style-name="P57">{</text:p>
      <text:p text:style-name="P57"><text:s text:c="4"/>"url": "https://somewebsite.com/video/knsdkjnfsflsnkn",</text:p>
      <text:p text:style-name="P57"><text:s text:c="4"/>"file-name": "Video1.webm",</text:p>
      <text:p text:style-name="P57"><text:s text:c="4"/>"info-id": 1</text:p>
      <text:p text:style-name="P57">}</text:p>
      <text:p text:style-name="P38">Поля <text:span text:style-name="T49">"url" </text:span>и <text:span text:style-name="T49">"file-name" </text:span>являются обязательными для заполнения.</text:p>
      <text:p text:style-name="P38">==========================================</text:p>
      <text:p text:style-name="P87">{</text:p>
      <text:p text:style-name="P87"><text:s text:c="2"/>"message": "Video created."</text:p>
      <text:p text:style-name="P87">}</text:p>
      <text:p text:style-name="P73">Видео было создано.</text:p>
      <text:p text:style-name="P125"/>
      <text:p text:style-name="P129"><text:span text:style-name="T51">2</text:span>. GET <text:s text:c="3"/>/video/:id</text:p>
      <text:p text:style-name="P125"><text:soft-page-break/>Получить видео.</text:p>
      <text:p text:style-name="P124"/>
      <text:p text:style-name="P20">Нет тела запроса.</text:p>
      <text:p text:style-name="P36">================<text:span text:style-name="T51">==================</text:span></text:p>
      <text:p text:style-name="P101">{</text:p>
      <text:p text:style-name="P101"><text:s text:c="2"/>"id": <text:span text:style-name="T51">1</text:span>,</text:p>
      <text:p text:style-name="P101"><text:s text:c="2"/>"url": "https://somewebsite.com/video/knsdkjnfsflsnkn",</text:p>
      <text:p text:style-name="P101"><text:s text:c="2"/>"file-name": "Video1.webm",</text:p>
      <text:p text:style-name="P101"><text:s text:c="2"/>"user-id": 0,</text:p>
      <text:p text:style-name="P101"><text:s text:c="2"/>"info-id": 1,</text:p>
      <text:p text:style-name="P101"><text:s text:c="2"/>"creation-date": "2022-05-19T16:49:52.504174+03:00"</text:p>
      <text:p text:style-name="P101">}</text:p>
      <text:p text:style-name="P73">Видео было получено.</text:p>
      <text:p text:style-name="P124"/>
      <text:p text:style-name="P124"/>
      <text:p text:style-name="P129"><text:span text:style-name="T51">3</text:span>. GET <text:s text:c="3"/>/video/all</text:p>
      <text:p text:style-name="P125">Получить все записи видео в системе.</text:p>
      <text:p text:style-name="P125"/>
      <text:p text:style-name="P20">Нет тела запроса.</text:p>
      <text:p text:style-name="P36">================<text:span text:style-name="T51">===================</text:span></text:p>
      <text:p text:style-name="P86">{</text:p>
      <text:p text:style-name="P88"><text:span text:style-name="T44"><text:s text:c="2"/>"</text:span><text:span text:style-name="T51">1</text:span><text:span text:style-name="T44">": {</text:span></text:p>
      <text:p text:style-name="P88"><text:span text:style-name="T44"><text:s text:c="4"/>"id": </text:span><text:span text:style-name="T51">1</text:span><text:span text:style-name="T44">,</text:span></text:p>
      <text:p text:style-name="P86"><text:s text:c="4"/>"url": "https://somewebsite.com/video/knsdkjnfsflsnkn",</text:p>
      <text:p text:style-name="P86"><text:s text:c="4"/>"file-name": "Video1.webm",</text:p>
      <text:p text:style-name="P86"><text:s text:c="4"/>"user-id": 0,</text:p>
      <text:p text:style-name="P86"><text:s text:c="4"/>"info-id": 1,</text:p>
      <text:p text:style-name="P86"><text:s text:c="4"/>"creation-date": "2022-05-19T16:49:52.504174+03:00"</text:p>
      <text:p text:style-name="P86"><text:s text:c="2"/>},</text:p>
      <text:p text:style-name="P88"><text:span text:style-name="T44"><text:s text:c="2"/>"</text:span><text:span text:style-name="T51">2</text:span><text:span text:style-name="T44">": {</text:span></text:p>
      <text:p text:style-name="P88"><text:span text:style-name="T44"><text:s text:c="4"/>"id": </text:span><text:span text:style-name="T51">2</text:span><text:span text:style-name="T44">,</text:span></text:p>
      <text:p text:style-name="P86"><text:s text:c="4"/>"url": "https://somewebsite.com/video/meqjqnrkjqnr",</text:p>
      <text:p text:style-name="P86"><text:s text:c="4"/>"file-name": "asd.webm",</text:p>
      <text:p text:style-name="P86"><text:s text:c="4"/>"user-id": 0,</text:p>
      <text:p text:style-name="P88"><text:span text:style-name="T44"><text:s text:c="4"/>"info-id": </text:span><text:span text:style-name="T51">2</text:span><text:span text:style-name="T44">,</text:span></text:p>
      <text:p text:style-name="P86"><text:s text:c="4"/>"creation-date": "2022-05-19T16:54:17.666412+03:00"</text:p>
      <text:p text:style-name="P86"><text:s text:c="2"/>}</text:p>
      <text:p text:style-name="P86">}</text:p>
      <text:p text:style-name="P73">Все видео в системе были получены.</text:p>
      <text:p text:style-name="P36"/>
      <text:p text:style-name="P129"><text:span text:style-name="T51">4</text:span>. PATCH <text:s/>/video/:id</text:p>
      <text:p text:style-name="P125">Частично изменить видео.</text:p>
      <text:p text:style-name="P124"/>
      <text:p text:style-name="P61">{</text:p>
      <text:p text:style-name="P61"><text:s text:c="4"/>"url": "https://somewebsite.com/video/qwerty",</text:p>
      <text:p text:style-name="P61"><text:s text:c="4"/>"file-name": "qwerty.webm",</text:p>
      <text:p text:style-name="P40"><text:s text:c="4"/>"user-id": 0,</text:p>
      <text:p text:style-name="P61"><text:s text:c="4"/>"info-id": 1,</text:p>
      <text:p text:style-name="P62"><text:s text:c="4"/><text:span text:style-name="T33">"creation-date": "2022-0</text:span><text:span text:style-name="T34">1</text:span><text:span text:style-name="T33">-19T16:54:17.666412+03:00"</text:span></text:p>
      <text:p text:style-name="P61">}</text:p>
      <text:p text:style-name="P59"><text:span text:style-name="T25">Изменяются только те поля, значения которых не равны «», или не указаны </text:span><text:span text:style-name="T26">вовсе</text:span><text:span text:style-name="T24">. </text:span><text:span text:style-name="T23">"user-id" </text:span><text:span text:style-name="T31">не изменяется.</text:span></text:p>
      <text:p text:style-name="P63"><text:soft-page-break/>=====<text:span text:style-name="T52">=================================================================</text:span></text:p>
      <text:p text:style-name="P102">{</text:p>
      <text:p text:style-name="P102"><text:s text:c="2"/>"message": "Video partially updated."</text:p>
      <text:p text:style-name="P102">}</text:p>
      <text:p text:style-name="P73">Видео было частично обновлено.</text:p>
      <text:p text:style-name="P128"/>
      <text:p text:style-name="P129"><text:span text:style-name="T51">5</text:span>. DELETE /video/:id</text:p>
      <text:p text:style-name="P125">Удалить видео.</text:p>
      <text:p text:style-name="P124"/>
      <text:p text:style-name="P21">Нет тела запроса.</text:p>
      <text:p text:style-name="P64">=====================</text:p>
      <text:p text:style-name="P101">{</text:p>
      <text:p text:style-name="P101"><text:s text:c="2"/>"message": "Video deleted."</text:p>
      <text:p text:style-name="P101">}</text:p>
      <text:p text:style-name="P74">Видео было удалено.</text:p>
      <text:h text:style-name="P141" text:outline-level="1"><text:bookmark-start text:name="__RefHeading___Toc2330_189660337"/><text:span text:style-name="T53">Модель</text:span><text:span text:style-name="T54"> роутов </text:span><text:span text:style-name="T53">в системе</text:span><text:bookmark-end text:name="__RefHeading___Toc2330_189660337"/></text:h>
      <text:p text:style-name="P132"><text:span text:style-name="T70">POST <text:s text:c="2"/>/auth/signin <text:s text:c="9"/>--&gt; Auth.SignIn</text:span><text:span text:style-name="T71">()</text:span></text:p>
      <text:p text:style-name="P130">POST <text:s text:c="2"/>/auth/change_password --&gt; Auth.ChangePassword<text:span text:style-name="T73">()</text:span></text:p>
      <text:p text:style-name="P130">POST <text:s text:c="2"/>/auth/signout <text:s text:c="8"/>--&gt; Auth.SignOut<text:span text:style-name="T73">()</text:span></text:p>
      <text:p text:style-name="P130">POST <text:s text:c="2"/>/user <text:s text:c="16"/>--&gt; User.CreateUser<text:span text:style-name="T73">()</text:span></text:p>
      <text:p text:style-name="P130">GET <text:s text:c="3"/>/user/:id <text:s text:c="12"/>--&gt; User.GetUser<text:span text:style-name="T73">()</text:span></text:p>
      <text:p text:style-name="P130">GET <text:s text:c="3"/>/user/all <text:s text:c="12"/>--&gt; User.GetAllUsers<text:span text:style-name="T73">()</text:span></text:p>
      <text:p text:style-name="P156">POST <text:s text:c="2"/>/user/change_password --&gt; User.UpdateUser<text:span text:style-name="T74">Password</text:span><text:span text:style-name="T73">()</text:span></text:p>
      <text:p text:style-name="P130">PATCH <text:s/>/user/:id <text:s text:c="12"/>--&gt; User.PartiallyUpdateUser<text:span text:style-name="T73">()</text:span></text:p>
      <text:p text:style-name="P130">DELETE /user/:id <text:s text:c="12"/>--&gt; User.DeleteUser<text:span text:style-name="T73">()</text:span></text:p>
      <text:p text:style-name="P130">POST <text:s text:c="2"/>/group <text:s text:c="15"/>--&gt; Group.CreateGroup<text:span text:style-name="T73">()</text:span></text:p>
      <text:p text:style-name="P130">GET <text:s text:c="3"/>/group/:id <text:s text:c="11"/>--&gt; Group.GetGroup<text:span text:style-name="T73">()</text:span></text:p>
      <text:p text:style-name="P130">GET <text:s text:c="3"/>/group/all <text:s text:c="11"/>--&gt; Group.GetAllGroups<text:span text:style-name="T73">()</text:span></text:p>
      <text:p text:style-name="P130">PATCH <text:s/>/group/:id <text:s text:c="11"/>--&gt; Group.PartiallyUpdateGroup<text:span text:style-name="T73">()</text:span></text:p>
      <text:p text:style-name="P130">DELETE /group/:id <text:s text:c="11"/>--&gt; Group.DeleteGroup<text:span text:style-name="T73">()</text:span></text:p>
      <text:p text:style-name="P130">POST <text:s text:c="2"/>/group/user/:id <text:s text:c="6"/>--&gt; Group.SetUserGroups<text:span text:style-name="T73">()</text:span></text:p>
      <text:p text:style-name="P130">GET <text:s text:c="3"/>/group/user/:id <text:s text:c="6"/>--&gt; Group.GetUserGroups<text:span text:style-name="T73">()</text:span></text:p>
      <text:p text:style-name="P130">DELETE /group/user/:id <text:s text:c="6"/>--&gt; Group.DeleteUserGroups<text:span text:style-name="T73">()</text:span></text:p>
      <text:p text:style-name="P130">GET <text:s text:c="3"/>/perm/all <text:s text:c="12"/>--&gt; Perm.GetAllPermissions<text:span text:style-name="T73">()</text:span></text:p>
      <text:p text:style-name="P130">POST <text:s text:c="2"/>/perm/user/:id <text:s text:c="7"/>--&gt; Perm.SetUserPermissions<text:span text:style-name="T73">()</text:span></text:p>
      <text:p text:style-name="P130">GET <text:s text:c="3"/>/perm/user/:id <text:s text:c="7"/>--&gt; Perm.GetUserPermissions<text:span text:style-name="T73">()</text:span></text:p>
      <text:p text:style-name="P130">DELETE /perm/user/:id <text:s text:c="7"/>--&gt; Perm.DeleteUserPermissions<text:span text:style-name="T73">()</text:span></text:p>
      <text:p text:style-name="P130">POST <text:s text:c="2"/>/perm/group/:id <text:s text:c="6"/>--&gt; Perm.SetGroupPermissions<text:span text:style-name="T73">()</text:span></text:p>
      <text:p text:style-name="P130">GET <text:s text:c="3"/>/perm/group/:id <text:s text:c="6"/>--&gt; Perm.GetGroupPermissions<text:span text:style-name="T73">()</text:span></text:p>
      <text:p text:style-name="P130">DELETE /perm/group/:id <text:s text:c="6"/>--&gt; Perm.DeleteGroupPermissions<text:span text:style-name="T73">()</text:span></text:p>
      <text:p text:style-name="P130">POST <text:s text:c="2"/>/info <text:s text:c="16"/>--&gt; Info.CreateInfo<text:span text:style-name="T73">()</text:span></text:p>
      <text:p text:style-name="P130">GET <text:s text:c="3"/>/info/:id <text:s text:c="12"/>--&gt; Info.GetInfo<text:span text:style-name="T73">()</text:span></text:p>
      <text:p text:style-name="P130">GET <text:s text:c="3"/>/info/all <text:s text:c="12"/>--&gt; Info.GetAllInfos<text:span text:style-name="T73">()</text:span></text:p>
      <text:p text:style-name="P130">PATCH <text:s/>/info/:id <text:s text:c="12"/>--&gt; Info.PartiallyUpdateInfo<text:span text:style-name="T73">()</text:span></text:p>
      <text:p text:style-name="P130">DELETE /info/:id <text:s text:c="12"/>--&gt; Info.DeleteInfo<text:span text:style-name="T73">()</text:span></text:p>
      <text:p text:style-name="P130">POST <text:s text:c="2"/>/video <text:s text:c="15"/>--&gt; Video.CreateVideo<text:span text:style-name="T73">()</text:span></text:p>
      <text:p text:style-name="P130">GET <text:s text:c="3"/>/video/:id <text:s text:c="11"/>--&gt; Video.GetVideo<text:span text:style-name="T73">()</text:span></text:p>
      <text:p text:style-name="P130">GET <text:s text:c="3"/>/video/all <text:s text:c="11"/>--&gt; Video.GetAllVideos<text:span text:style-name="T73">()</text:span></text:p>
      <text:p text:style-name="P130">PATCH <text:s/>/video/:id <text:s text:c="11"/>--&gt; Video.PartiallyUpdateVideo<text:span text:style-name="T73">()</text:span></text:p>
      <text:p text:style-name="P130"><text:soft-page-break/>DELETE /video/:id <text:s text:c="11"/>--&gt; Video.DeleteVideo<text:span text:style-name="T73">()</text:span></text:p>
      <text:h text:style-name="P140" text:outline-level="1"><text:bookmark-start text:name="__RefHeading___Toc2332_189660337"/>Коды ошибок<text:bookmark-end text:name="__RefHeading___Toc2332_189660337"/></text:h>
      <text:p text:style-name="P131">100. User with entered username or password is not exist.</text:p>
      <text:p text:style-name="P131">Был проведен поиск в базе данных по введенному username и захешированному паролю, который не дал результатов.</text:p>
      <text:p text:style-name="P131"/>
      <text:p text:style-name="P131">101. Cannot generate token. Error: &lt;debug_error&gt;.</text:p>
      <text:p text:style-name="P131">Невозможно сгенерировать токен. Это чисто логическая ошибка на стороне сервера. Скорее всего этого не произойдет никогда.</text:p>
      <text:p text:style-name="P131"/>
      <text:p text:style-name="P131">102. You must be signed-in for changing password.</text:p>
      <text:p text:style-name="P131">Вы не прошли авторизацию, чтобы менять ваш пароль (ваш токен не имеет копии в виде сессии в БД, или у вас его просто нет).</text:p>
      <text:p text:style-name="P131"/>
      <text:p text:style-name="P131">103. Cannot parse token. Error: &lt;debug_error&gt;.</text:p>
      <text:p text:style-name="P131">Невозможно расшифровать токен в следствие ошибки в его шифровке.</text:p>
      <text:p text:style-name="P131"/>
      <text:p text:style-name="P131">104. User with entered username is not exist.</text:p>
      <text:p text:style-name="P131">Пользователя с введенным username нет в БД.</text:p>
      <text:p text:style-name="P131"/>
      <text:p text:style-name="P159"><text:span text:style-name="T59">105. </text:span><text:span text:style-name="T60">Password cannot be empty</text:span><text:span text:style-name="T59">.</text:span></text:p>
      <text:p text:style-name="P159"><text:span text:style-name="T60">Пароль, который вы ввели – пустая строка</text:span><text:span text:style-name="T59">.</text:span></text:p>
      <text:p text:style-name="P131"/>
      <text:p text:style-name="P131">106. Cannot update user password. Error: &lt;debug_error&gt;.</text:p>
      <text:p text:style-name="P131">Ошибка БД будет выведена при неудаче обновления пароля пользователя.</text:p>
      <text:p text:style-name="P131"/>
      <text:p text:style-name="P131">10<text:span text:style-name="T75">7</text:span>. You must be signed-in for signing-out.</text:p>
      <text:p text:style-name="P131">Вы попросту не можете выйти из системе, пока в нее не вошли.</text:p>
      <text:p text:style-name="P131"/>
      <text:p text:style-name="P131">10<text:span text:style-name="T75">8</text:span>. User with this username is not exist.</text:p>
      <text:p text:style-name="P131">Пользователь, от лица которого вы собираетесь действовать, не существует в системе.</text:p>
      <text:p text:style-name="P131"/>
      <text:p text:style-name="P131">200. Cannot bind input data. Error: &lt;debug_error&gt;.</text:p>
      <text:p text:style-name="P131">Ошибка содержания отправляемых данных в формате JSON в теле запроса на сервер. Проверьте, все ли записи, что вы указали, отвечают своим типам данных.</text:p>
      <text:p text:style-name="P131"/>
      <text:p text:style-name="P131">201. Username and password cannot be empty.</text:p>
      <text:p text:style-name="P131">Вы оставили username или password пустыми, поэтому вы не можете продолжать.</text:p>
      <text:p text:style-name="P131"/>
      <text:p text:style-name="P131">202. Cannot check user existence. Error: &lt;debug_error&gt;.</text:p>
      <text:p text:style-name="P131">Ошибка БД будет выведена при неудачном запросе на проверку существования пользователя. Под капотом она может проверять наличие записи в БД по id или username пользователя.</text:p>
      <text:p text:style-name="P131"/>
      <text:p text:style-name="P131">203. User with entered username is exist.</text:p>
      <text:p text:style-name="P131">Вы не можете создавать пользователя с введенным username, так как оно уже используется другим пользователем.</text:p>
      <text:p text:style-name="P131"/>
      <text:p text:style-name="P131">204. Cannot create user. Error: &lt;debug_error&gt;.</text:p>
      <text:p text:style-name="P131">Ошибка БД будет выведена при создании пользователя.</text:p>
      <text:p text:style-name="P131"/>
      <text:p text:style-name="P131"><text:soft-page-break/>205. Cannot convert requested ID to type int. Error: &lt;debug_error&gt;.</text:p>
      <text:p text:style-name="P131">Если вы введете в URL запроса что-то отличное от целого числа как идентификатора (id), вы получите эту ошибку.</text:p>
      <text:p text:style-name="P131"/>
      <text:p text:style-name="P131">206. User with requested ID is not exist.</text:p>
      <text:p text:style-name="P131">Пользователя по запрошенному ID нет в БД, а значит, нет и в системе.</text:p>
      <text:p text:style-name="P131"/>
      <text:p text:style-name="P131">207. Cannot get user. Error: &lt;debug_error&gt;.</text:p>
      <text:p text:style-name="P131">Ошибка БД будет выведена при получении пользователя.</text:p>
      <text:p text:style-name="P131"/>
      <text:p text:style-name="P131">208. Cannot get all users. Error: &lt;debug_error&gt;.</text:p>
      <text:p text:style-name="P131">Ошибка БД будет выведена при получении всех пользователей.</text:p>
      <text:p text:style-name="P131"/>
      <text:p text:style-name="P131">209. Cannot partially update user. Error: &lt;debug_error&gt;.</text:p>
      <text:p text:style-name="P131">Ошибка БД будет выведена при частичном изменении пользователя.</text:p>
      <text:p text:style-name="P131"/>
      <text:p text:style-name="P131">210. Cannot delete user. Error: &lt;debug_error&gt;.</text:p>
      <text:p text:style-name="P131">Ошибка БД будет выведена при удалении пользователя.</text:p>
      <text:p text:style-name="P131"/>
      <text:p text:style-name="P131">211. You have not enough permissions.</text:p>
      <text:p text:style-name="P131">Сервер проверил ваши куки, если там был токен, он его расшифровал и провел поиск сессии; если сессия есть, то проверялось кем вы являетесь по флагам is_superuser или is_staff, и если у вас не было одного из этих 2-х флагов, сервер искал среди ваших персональных разрешений то, которое позволит вам продолжать. Но, как видно из ошибки, не нашел.</text:p>
      <text:p text:style-name="P131"/>
      <text:p text:style-name="P131">212. Cannot check superuser/staff permissions. Error: &lt;debug_error&gt;.</text:p>
      <text:p text:style-name="P131">Ошибка БД будет выведена при поиске флага is_superuser или is_staff.</text:p>
      <text:p text:style-name="P131"/>
      <text:p text:style-name="P131">213. Cannot check personal permission. Error: &lt;debug_error&gt;.</text:p>
      <text:p text:style-name="P131">Ошибка БД будет выведена при поиске вашего персонального разрешения для конкретного действия на сервере.</text:p>
      <text:p text:style-name="P131"/>
      <text:p text:style-name="P158">214. User with entered username is not exist.</text:p>
      <text:p text:style-name="P158">Вы ввели несуществующее имя пользователя, поэтому продолжить дальше невозможно.</text:p>
      <text:p text:style-name="P131"/>
      <text:p text:style-name="P131">300. Cannot delete session. Error: &lt;debug_error&gt;.</text:p>
      <text:p text:style-name="P131">Ошибка БД будет выведена при попытке удалить вашу текущую сессию.</text:p>
      <text:p text:style-name="P131"/>
      <text:p text:style-name="P131">301. Cannot create session. Error: &lt;debug_error&gt;.</text:p>
      <text:p text:style-name="P131">Ошибка БД будет выведена при попытке создать новую сессию.</text:p>
      <text:p text:style-name="P131"/>
      <text:p text:style-name="P159"><text:span text:style-name="T59">302. Cannot </text:span><text:span text:style-name="T61">get session and date</text:span><text:span text:style-name="T59">. Error: &lt;debug_error&gt;.</text:span></text:p>
      <text:p text:style-name="P131">Ошибка БД будет выведена при поиске вашей последней сессии <text:span text:style-name="T76">и даты ее создания</text:span>.</text:p>
      <text:p text:style-name="P131"/>
      <text:p text:style-name="P131">400. Cannot do logging. Error: &lt;debug_error&gt;.</text:p>
      <text:p text:style-name="P131">Такая ошибка не может быть отражена в логах в БД. Она присутствует только в консоли, когда программист забыл прописать константу с типом новой структуры для сравнения выводимых данных, недавно созданного модуля в системе.</text:p>
      <text:p text:style-name="P131"/>
      <text:p text:style-name="P131">500. Group name cannot be empty.</text:p>
      <text:p text:style-name="P131">При создании группы вы не должны оставлять поле name пустым.</text:p>
      <text:p text:style-name="P131"/>
      <text:p text:style-name="P131"><text:soft-page-break/>501. Cannot check group existence. Error: &lt;debug_error&gt;.</text:p>
      <text:p text:style-name="P131">Ошибка БД будет выведена при проверки существования группы.</text:p>
      <text:p text:style-name="P131"/>
      <text:p text:style-name="P131">502. Group with entered name is exist.</text:p>
      <text:p text:style-name="P131">Вы не можете создать группу, имя которой совпадает с другой уже созданной группой.</text:p>
      <text:p text:style-name="P131"/>
      <text:p text:style-name="P131">503. Cannot create group. Error: &lt;debug_error&gt;.</text:p>
      <text:p text:style-name="P131">Ошибка БД будет выведена при создании группы.</text:p>
      <text:p text:style-name="P131"/>
      <text:p text:style-name="P131">504. Group with requested ID is not exist.</text:p>
      <text:p text:style-name="P131">Группы, которую вы пытались получить через id в запросе, нет в системе.</text:p>
      <text:p text:style-name="P131"/>
      <text:p text:style-name="P131">505. Cannot get group. Error: &lt;debug_error&gt;.</text:p>
      <text:p text:style-name="P131">Ошибка БД будет выведена при получении группы.</text:p>
      <text:p text:style-name="P131"/>
      <text:p text:style-name="P131">506. Cannot get all groups. Error: &lt;debug_error&gt;.</text:p>
      <text:p text:style-name="P131">Ошибка БД будет выведена при получении всех групп.</text:p>
      <text:p text:style-name="P131"/>
      <text:p text:style-name="P131">507. Cannot partially update group. Error: &lt;debug_error&gt;.</text:p>
      <text:p text:style-name="P131">Ошибка БД будет выведена при частичном обновлении группы.</text:p>
      <text:p text:style-name="P131"/>
      <text:p text:style-name="P131">508. Cannot delete group. Error: &lt;debug_error&gt;.</text:p>
      <text:p text:style-name="P131">Ошибка БД будет выведена при удалении группы.</text:p>
      <text:p text:style-name="P131"/>
      <text:p text:style-name="P131">509. Group IDs cannot be empty.</text:p>
      <text:p text:style-name="P131">Передаваемый список id не может быть пуст.</text:p>
      <text:p text:style-name="P131"/>
      <text:p text:style-name="P131">510. Cannot set user groups. Error: &lt;debug_error&gt;.</text:p>
      <text:p text:style-name="P131">Ошибка БД будет выведена при занесении пользователя в группы.</text:p>
      <text:p text:style-name="P131"/>
      <text:p text:style-name="P131">511. Cannot get user groups. Error: &lt;debug_error&gt;.</text:p>
      <text:p text:style-name="P131">Ошибка БД будет выведена при взятии списка групп, в которых состоит пользователь.</text:p>
      <text:p text:style-name="P131"/>
      <text:p text:style-name="P131">512. Cannot delete user groups. Error: &lt;debug_error&gt;.</text:p>
      <text:p text:style-name="P131">Ошибка БД будет выведена при удалении пользователя из указанных в списке групп.</text:p>
      <text:p text:style-name="P131"/>
      <text:p text:style-name="P131">600. Cannot get all permissions. Error: &lt;debug_error&gt;.</text:p>
      <text:p text:style-name="P131">Ошибка БД будет выведена при получении перечня всех возможных разрешений на действия.</text:p>
      <text:p text:style-name="P131"/>
      <text:p text:style-name="P131">601. Permission IDs cannot be empty.</text:p>
      <text:p text:style-name="P131">Передаваемый список разрешений не может быть пуст.</text:p>
      <text:p text:style-name="P131"/>
      <text:p text:style-name="P131">602. Cannot set user permissions. Error: &lt;debug_error&gt;.</text:p>
      <text:p text:style-name="P131">Ошибка БД будет выведена при установлении списка разрешений для пользователя.</text:p>
      <text:p text:style-name="P131"/>
      <text:p text:style-name="P131">603. Cannot get user permissions. Error: &lt;debug_error&gt;.</text:p>
      <text:p text:style-name="P131">Ошибка БД будет выведена при получении списка личных разрешений ползователя.</text:p>
      <text:p text:style-name="P131"/>
      <text:p text:style-name="P131">604. Cannot delete user permissions. Error: &lt;debug_error&gt;.</text:p>
      <text:p text:style-name="P131">Ошибка БД будет выведена при удалении списка разрешений у пользователя.</text:p>
      <text:p text:style-name="P131"/>
      <text:p text:style-name="P131">605. Cannot set group permissions. Error: &lt;debug_error&gt;.</text:p>
      <text:p text:style-name="P131"><text:soft-page-break/>Ошибка БД будет выведена при установлении списка разрешений для групп.</text:p>
      <text:p text:style-name="P131"/>
      <text:p text:style-name="P131">606. Cannot get group permissions. Error: &lt;debug_error&gt;.</text:p>
      <text:p text:style-name="P131">Ошибка БД будет выведена при получении списка разрешений для конкретной группы.</text:p>
      <text:p text:style-name="P131"/>
      <text:p text:style-name="P131">607. Cannot delete group permissions. Error: &lt;debug_error&gt;.</text:p>
      <text:p text:style-name="P131">Ошибка БД будет выведена при уладении списка разрешений у группы.</text:p>
      <text:p text:style-name="P131"/>
      <text:p text:style-name="P131">700. Stream cannot be empty.</text:p>
      <text:p text:style-name="P131">Поле stream не должно быть пустым.</text:p>
      <text:p text:style-name="P131"/>
      <text:p text:style-name="P131">701. Cannot create info. Error: &lt;debug_error&gt;.</text:p>
      <text:p text:style-name="P131">Ошибка БД будет выведена при создании инфо.</text:p>
      <text:p text:style-name="P131"/>
      <text:p text:style-name="P131">702. Cannot check info existence. Error: &lt;debug_error&gt;.</text:p>
      <text:p text:style-name="P131">Ошибка БД будет выведена при проверке существования инфо.</text:p>
      <text:p text:style-name="P131"/>
      <text:p text:style-name="P131">703. Info with requested ID is not exist.</text:p>
      <text:p text:style-name="P131">Инфо с запрошенным id отсутствует в системе.</text:p>
      <text:p text:style-name="P131"/>
      <text:p text:style-name="P131">704. Cannot get info. Error: &lt;debug_error&gt;.</text:p>
      <text:p text:style-name="P131">Ошибка БД будет выведена при получении инфо.</text:p>
      <text:p text:style-name="P131"/>
      <text:p text:style-name="P131">705. Cannot get all infos. Error: &lt;debug_error&gt;.</text:p>
      <text:p text:style-name="P131">Ошибка БД будет выведена при получении всех инфо.</text:p>
      <text:p text:style-name="P131"/>
      <text:p text:style-name="P131">706. Cannot partially update info. Error: &lt;debug_error&gt;.</text:p>
      <text:p text:style-name="P131">Ошибка БД будет выведена при частичном изменении инфо.</text:p>
      <text:p text:style-name="P131"/>
      <text:p text:style-name="P131">707. Cannot delete info. Error: &lt;debug_error&gt;.</text:p>
      <text:p text:style-name="P131">Ошибка БД будет выведена при удалении инфо.</text:p>
      <text:p text:style-name="P131"/>
      <text:p text:style-name="P131">800. URL and file name cannot be empty.</text:p>
      <text:p text:style-name="P131">Поля url и file-name должны быть заполнены.</text:p>
      <text:p text:style-name="P131"/>
      <text:p text:style-name="P131">801. Cannot create video. Error: &lt;debug_error&gt;.</text:p>
      <text:p text:style-name="P131">Ошибка БД будет выведена при создании видео</text:p>
      <text:p text:style-name="P131"/>
      <text:p text:style-name="P131">802. Cannot check video existence. Error: &lt;debug_error&gt;.</text:p>
      <text:p text:style-name="P131">Ошибка БД будет выведена при проверке существования видео.</text:p>
      <text:p text:style-name="P131"/>
      <text:p text:style-name="P131">803. Video with requested ID is not exist.</text:p>
      <text:p text:style-name="P131">Видео с запрашиваемым id не существует в системе.</text:p>
      <text:p text:style-name="P131"/>
      <text:p text:style-name="P131">804. Cannot get video. Error: &lt;debug_error&gt;.</text:p>
      <text:p text:style-name="P131">Ошибка БД будет выведена при получении видео.</text:p>
      <text:p text:style-name="P131"/>
      <text:p text:style-name="P131">805. Cannot get all videos. Error: &lt;debug_error&gt;.</text:p>
      <text:p text:style-name="P131">Ошибка БД будет выведена при получении всех видео.</text:p>
      <text:p text:style-name="P131"/>
      <text:p text:style-name="P131">806. Cannot partially update video. Error: &lt;debug_error&gt;.</text:p>
      <text:p text:style-name="P131">Ошибка БД будет выведена при частичном обновлении видео.</text:p>
      <text:p text:style-name="P131"><text:soft-page-break/></text:p>
      <text:p text:style-name="P131">807. Cannot delete video. Error: &lt;debug_error&gt;.</text:p>
      <text:p text:style-name="P131">Ошибка БД будет выведена при удалении виде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2:50:58.902226309</meta:creation-date>
    <dc:date>2022-06-01T11:47:10.893204706</dc:date>
    <meta:editing-duration>PT59M3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9" meta:paragraph-count="738" meta:word-count="3216" meta:character-count="25763" meta:non-whitespace-character-count="21796"/>
  </office:meta>
</office:document-meta>
</file>